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出口">
            <text:p>出口</text:p>
          </table:table-cell>
          <table:table-cell office:value-type="string" office:value="でぐち">
            <text:p>でぐち</text:p>
          </table:table-cell>
          <table:table-cell office:value-type="string" office:value="exit">
            <text:p>ex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出口はあそこです。">
            <text:p>出口はあそこです。</text:p>
          </table:table-cell>
          <table:table-cell office:value-type="string" office:value="でぐち は あそこ です。">
            <text:p>でぐち は あそこ です。</text:p>
          </table:table-cell>
          <table:table-cell office:value-type="string" office:value="The exit's over there.">
            <text:p>The exit's over there.</text:p>
          </table:table-cell>
          <table:table-cell office:value-type="string" office:value="出口はどこですか。">
            <text:p>出口はどこですか。</text:p>
          </table:table-cell>
          <table:table-cell office:value-type="string" office:value="でぐち は どこ です か。">
            <text:p>でぐち は どこ です か。</text:p>
          </table:table-cell>
          <table:table-cell office:value-type="string" office:value="Where is the exit?">
            <text:p>Where is the exit?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る">
            <text:p>登る</text:p>
          </table:table-cell>
          <table:table-cell office:value-type="string" office:value="のぼる">
            <text:p>のぼる</text:p>
          </table:table-cell>
          <table:table-cell office:value-type="string" office:value="climb, ascend">
            <text:p>climb, asc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昨年、富士山に登りました。">
            <text:p>私たちは昨年、富士山に登りました。</text:p>
          </table:table-cell>
          <table:table-cell office:value-type="string" office:value="わたし たち は さくねん、ふじさん に のぼりました。">
            <text:p>わたし たち は さくねん、ふじさん に のぼりました。</text:p>
          </table:table-cell>
          <table:table-cell office:value-type="string" office:value="We climbed Mount Fuji last year.">
            <text:p>We climbed Mount Fuji last year.</text:p>
          </table:table-cell>
          <table:table-cell office:value-type="string" office:value="私は山に登るのが好きです。">
            <text:p>私は山に登るのが好きです。</text:p>
          </table:table-cell>
          <table:table-cell office:value-type="string" office:value="わたし は やま に のぼる の が すき です。">
            <text:p>わたし は やま に のぼる の が すき です。</text:p>
          </table:table-cell>
          <table:table-cell office:value-type="string" office:value="I like climbing mountains.">
            <text:p>I like climbing mountain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白">
            <text:p>真っ白</text:p>
          </table:table-cell>
          <table:table-cell office:value-type="string" office:value="まっしろ">
            <text:p>まっしろ</text:p>
          </table:table-cell>
          <table:table-cell office:value-type="string" office:value="pure-white">
            <text:p>pure-whi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外は雪で真っ白だった。">
            <text:p>外は雪で真っ白だった。</text:p>
          </table:table-cell>
          <table:table-cell office:value-type="string" office:value="そと は ゆき で まっしろ だった。">
            <text:p>そと は ゆき で まっしろ だった。</text:p>
          </table:table-cell>
          <table:table-cell office:value-type="string" office:value="Everything outside was white with snow.">
            <text:p>Everything outside was white with snow.</text:p>
          </table:table-cell>
          <table:table-cell office:value-type="string" office:value="うちの猫は真っ白です。">
            <text:p>うちの猫は真っ白です。</text:p>
          </table:table-cell>
          <table:table-cell office:value-type="string" office:value="うち の ねこ は まっしろ です。">
            <text:p>うち の ねこ は まっしろ です。</text:p>
          </table:table-cell>
          <table:table-cell office:value-type="string" office:value="Our cat is pure white.">
            <text:p>Our cat is pure whit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ろす">
            <text:p>下ろす</text:p>
          </table:table-cell>
          <table:table-cell office:value-type="string" office:value="おろす">
            <text:p>おろす</text:p>
          </table:table-cell>
          <table:table-cell office:value-type="string" office:value="bring down, take down">
            <text:p>bring down, tak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棚からその箱を下ろしてください。">
            <text:p>棚からその箱を下ろしてください。</text:p>
          </table:table-cell>
          <table:table-cell office:value-type="string" office:value="たな から その はこ を おろして ください。">
            <text:p>たな から その はこ を おろして ください。</text:p>
          </table:table-cell>
          <table:table-cell office:value-type="string" office:value="Please take the box down from the shelf.">
            <text:p>Please take the box down from the shelf.</text:p>
          </table:table-cell>
          <table:table-cell office:value-type="string" office:value="私の荷物も下ろしてもらえますか。">
            <text:p>私の荷物も下ろしてもらえますか。</text:p>
          </table:table-cell>
          <table:table-cell office:value-type="string" office:value="わたし の にもつ も おろして もらえます か。">
            <text:p>わたし の にもつ も おろして もらえます か。</text:p>
          </table:table-cell>
          <table:table-cell office:value-type="string" office:value="Could you take down my baggage, too?">
            <text:p>Could you take down my baggage, too?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貸し出す">
            <text:p>貸し出す</text:p>
          </table:table-cell>
          <table:table-cell office:value-type="string" office:value="かしだす">
            <text:p>かしだす</text:p>
          </table:table-cell>
          <table:table-cell office:value-type="string" office:value="lend, lend out">
            <text:p>lend, lend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図書館は海外の雑誌も貸し出している。">
            <text:p>その図書館は海外の雑誌も貸し出している。</text:p>
          </table:table-cell>
          <table:table-cell office:value-type="string" office:value="その としょかん は かいがい の ざっし も かしだして いる。">
            <text:p>その としょかん は かいがい の ざっし も かしだして いる。</text:p>
          </table:table-cell>
          <table:table-cell office:value-type="string" office:value="That library lends out foreign magazines, too.">
            <text:p>That library lends out foreign magazines, too.</text:p>
          </table:table-cell>
          <table:table-cell office:value-type="string" office:value="そのお店はCDも貸し出しています。">
            <text:p>そのお店はCDも貸し出しています。</text:p>
          </table:table-cell>
          <table:table-cell office:value-type="string" office:value="その おみせ は CD も かしだして います。">
            <text:p>その おみせ は CD も かしだして います。</text:p>
          </table:table-cell>
          <table:table-cell office:value-type="string" office:value="The shop lends CDs, too.">
            <text:p>The shop lends CDs, too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ッカー">
            <text:p>サッカー</text:p>
          </table:table-cell>
          <table:table-cell office:value-type="string" office:value="サッカー">
            <text:p>サッカー</text:p>
          </table:table-cell>
          <table:table-cell office:value-type="string" office:value="soccer, football">
            <text:p>soccer, foot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サッカーの選手です。">
            <text:p>彼はサッカーの選手です。</text:p>
          </table:table-cell>
          <table:table-cell office:value-type="string" office:value="かれ は サッカー の せんしゅ です。">
            <text:p>かれ は サッカー の せんしゅ です。</text:p>
          </table:table-cell>
          <table:table-cell office:value-type="string" office:value="He's a soccer player.">
            <text:p>He's a soccer player.</text:p>
          </table:table-cell>
          <table:table-cell office:value-type="string" office:value="男の子たちがサッカーをしている。">
            <text:p>男の子たちがサッカーをしている。</text:p>
          </table:table-cell>
          <table:table-cell office:value-type="string" office:value="おとこのこ たち が サッカー を して いる 。">
            <text:p>おとこのこ たち が サッカー を して いる 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房">
            <text:p>暖房</text:p>
          </table:table-cell>
          <table:table-cell office:value-type="string" office:value="だんぼう">
            <text:p>だんぼう</text:p>
          </table:table-cell>
          <table:table-cell office:value-type="string" office:value="heating">
            <text:p>hea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冬は暖房が必要です。">
            <text:p>冬は暖房が必要です。</text:p>
          </table:table-cell>
          <table:table-cell office:value-type="string" office:value="ふゆ は だんぼう が ひつよう です。">
            <text:p>ふゆ は だんぼう が ひつよう です。</text:p>
          </table:table-cell>
          <table:table-cell office:value-type="string" office:value="Heating is necessary in winter.">
            <text:p>Heating is necessary in winter.</text:p>
          </table:table-cell>
          <table:table-cell office:value-type="string" office:value="寒いので、暖房をつけてください。">
            <text:p>寒いので、暖房をつけてください。</text:p>
          </table:table-cell>
          <table:table-cell office:value-type="string" office:value="さむい ので、だんぼう を つけて ください。">
            <text:p>さむい ので、だんぼう を つけて ください。</text:p>
          </table:table-cell>
          <table:table-cell office:value-type="string" office:value="It's cold, so please turn on the heating.">
            <text:p>It's cold, so please turn on the heat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袋">
            <text:p>手袋</text:p>
          </table:table-cell>
          <table:table-cell office:value-type="string" office:value="てぶくろ">
            <text:p>てぶくろ</text:p>
          </table:table-cell>
          <table:table-cell office:value-type="string" office:value="gloves">
            <text:p>glov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寒いので手袋をしました。">
            <text:p>寒いので手袋をしました。</text:p>
          </table:table-cell>
          <table:table-cell office:value-type="string" office:value="さむい ので てぶくろ を しました。">
            <text:p>さむい ので てぶくろ を しました。</text:p>
          </table:table-cell>
          <table:table-cell office:value-type="string" office:value="I wore gloves because it was cold.">
            <text:p>I wore gloves because it was cold.</text:p>
          </table:table-cell>
          <table:table-cell office:value-type="string" office:value="この手袋はとても暖かいですよ。">
            <text:p>この手袋はとても暖かいですよ。</text:p>
          </table:table-cell>
          <table:table-cell office:value-type="string" office:value="この てぶくろ は とても あたたかい です よ。">
            <text:p>この てぶくろ は とても あたたかい です よ。</text:p>
          </table:table-cell>
          <table:table-cell office:value-type="string" office:value="These gloves are very warm.">
            <text:p>These gloves are very warm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留守">
            <text:p>留守</text:p>
          </table:table-cell>
          <table:table-cell office:value-type="string" office:value="るす">
            <text:p>るす</text:p>
          </table:table-cell>
          <table:table-cell office:value-type="string" office:value="not at home">
            <text:p>not at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今、留守です。">
            <text:p>父は今、留守です。</text:p>
          </table:table-cell>
          <table:table-cell office:value-type="string" office:value="ちち は いま、るす です。">
            <text:p>ちち は いま、るす です。</text:p>
          </table:table-cell>
          <table:table-cell office:value-type="string" office:value="My father isn't at home now.">
            <text:p>My father isn't at home now.</text:p>
          </table:table-cell>
          <table:table-cell office:value-type="string" office:value="明日は一日留守にします。">
            <text:p>明日は一日留守にします。</text:p>
          </table:table-cell>
          <table:table-cell office:value-type="string" office:value="あした は いち にち るす に します。">
            <text:p>あした は いち にち るす に します。</text:p>
          </table:table-cell>
          <table:table-cell office:value-type="string" office:value="I won't be home all day tomorrow.">
            <text:p>I won't be home all day tomorrow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嘘">
            <text:p>嘘</text:p>
          </table:table-cell>
          <table:table-cell office:value-type="string" office:value="うそ">
            <text:p>うそ</text:p>
          </table:table-cell>
          <table:table-cell office:value-type="string" office:value="lie">
            <text:p>li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嘘をついてはいけません。">
            <text:p>嘘をついてはいけません。</text:p>
          </table:table-cell>
          <table:table-cell office:value-type="string" office:value="うそ を ついて は いけません。">
            <text:p>うそ を ついて は いけません。</text:p>
          </table:table-cell>
          <table:table-cell office:value-type="string" office:value="Do not lie.">
            <text:p>Do not lie.</text:p>
          </table:table-cell>
          <table:table-cell office:value-type="string" office:value="彼女が嘘をついたので、彼は怒った。">
            <text:p>彼女が嘘をついたので、彼は怒った。</text:p>
          </table:table-cell>
          <table:table-cell office:value-type="string" office:value="かのじょ が うそ を ついた ので、 かれ は おこった。">
            <text:p>かのじょ が うそ を ついた ので、 かれ は おこった。</text:p>
          </table:table-cell>
          <table:table-cell office:value-type="string" office:value="He was angry because she lied to him.">
            <text:p>He was angry because she lied to him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遠慮">
            <text:p>遠慮</text:p>
          </table:table-cell>
          <table:table-cell office:value-type="string" office:value="えんりょ">
            <text:p>えんりょ</text:p>
          </table:table-cell>
          <table:table-cell office:value-type="string" office:value="restraint, hold back">
            <text:p>restraint, hold back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遠慮します。">
            <text:p>私は遠慮します。</text:p>
          </table:table-cell>
          <table:table-cell office:value-type="string" office:value="わたし は えんりょ します。">
            <text:p>わたし は えんりょ します。</text:p>
          </table:table-cell>
          <table:table-cell office:value-type="string" office:value="No thanks, I'll pass.">
            <text:p>No thanks, I'll pass.</text:p>
          </table:table-cell>
          <table:table-cell office:value-type="string" office:value="質問があったら遠慮なく聞いてください。">
            <text:p>質問があったら遠慮なく聞いてください。</text:p>
          </table:table-cell>
          <table:table-cell office:value-type="string" office:value="しつもん が あったら えんりょ なく きいて ください。">
            <text:p>しつもん が あったら えんりょ なく きいて ください。</text:p>
          </table:table-cell>
          <table:table-cell office:value-type="string" office:value="If you have questions, please don't hesitate to ask me.">
            <text:p>If you have questions, please don't hesitate to ask m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折る">
            <text:p>折る</text:p>
          </table:table-cell>
          <table:table-cell office:value-type="string" office:value="おる">
            <text:p>おる</text:p>
          </table:table-cell>
          <table:table-cell office:value-type="string" office:value="break (something), fold (something)">
            <text:p>break (something), fold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祖父は足の骨を折りました。">
            <text:p>祖父は足の骨を折りました。</text:p>
          </table:table-cell>
          <table:table-cell office:value-type="string" office:value="そふ は あし の ほね を おりました。">
            <text:p>そふ は あし の ほね を おりました。</text:p>
          </table:table-cell>
          <table:table-cell office:value-type="string" office:value="My grandfather broke a bone in his foot.">
            <text:p>My grandfather broke a bone in his foot.</text:p>
          </table:table-cell>
          <table:table-cell office:value-type="string" office:value="まずおり紙を半分に折ってください。">
            <text:p>まずおり紙を半分に折ってください。</text:p>
          </table:table-cell>
          <table:table-cell office:value-type="string" office:value="まず おりがみ を はんぶん に おって ください。">
            <text:p>まず おりがみ を はんぶん に おって ください。</text:p>
          </table:table-cell>
          <table:table-cell office:value-type="string" office:value="First, please fold the origami paper in half.">
            <text:p>First, please fold the origami paper in half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ープ">
            <text:p>スープ</text:p>
          </table:table-cell>
          <table:table-cell office:value-type="string" office:value="スープ">
            <text:p>スープ</text:p>
          </table:table-cell>
          <table:table-cell office:value-type="string" office:value="soup">
            <text:p>so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がコーンスープを作っている。">
            <text:p>母がコーンスープを作っている。</text:p>
          </table:table-cell>
          <table:table-cell office:value-type="string" office:value="はは が コーン スープ を つくって いる。">
            <text:p>はは が コーン スープ を つくって いる。</text:p>
          </table:table-cell>
          <table:table-cell office:value-type="string" office:value="My mother is making some corn chowder.">
            <text:p>My mother is making some corn chowder.</text:p>
          </table:table-cell>
          <table:table-cell office:value-type="string" office:value="このスープはとても熱い。">
            <text:p>このスープはとても熱い。</text:p>
          </table:table-cell>
          <table:table-cell office:value-type="string" office:value="この スープ は とても あつい。">
            <text:p>この スープ は とても あつい。</text:p>
          </table:table-cell>
          <table:table-cell office:value-type="string" office:value="This soup is very hot.">
            <text:p>This soup is very ho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ナナ">
            <text:p>バナナ</text:p>
          </table:table-cell>
          <table:table-cell office:value-type="string" office:value="バナナ">
            <text:p>バナナ</text:p>
          </table:table-cell>
          <table:table-cell office:value-type="string" office:value="banana">
            <text:p>ban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バナナを食べます。">
            <text:p>私は毎朝バナナを食べます。</text:p>
          </table:table-cell>
          <table:table-cell office:value-type="string" office:value="わたし は まいあさ バナナ を たべます。">
            <text:p>わたし は まいあさ バナナ を たべます。</text:p>
          </table:table-cell>
          <table:table-cell office:value-type="string" office:value="I eat a banana every morning.">
            <text:p>I eat a banana every morning.</text:p>
          </table:table-cell>
          <table:table-cell office:value-type="string" office:value="バナナが七本あります。">
            <text:p>バナナが七本あります。</text:p>
          </table:table-cell>
          <table:table-cell office:value-type="string" office:value="バナナ が なな ほん あります。">
            <text:p>バナナ が なな ほん あります。</text:p>
          </table:table-cell>
          <table:table-cell office:value-type="string" office:value="There are seven bananas.">
            <text:p>There are seven banana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哀相">
            <text:p>可哀相</text:p>
          </table:table-cell>
          <table:table-cell office:value-type="string" office:value="かわいそう">
            <text:p>かわいそう</text:p>
          </table:table-cell>
          <table:table-cell office:value-type="string" office:value="poor, pitiful">
            <text:p>poor, pitifu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可哀相な子供たちは食べるものがない。">
            <text:p>その可哀相な子供たちは食べるものがない。</text:p>
          </table:table-cell>
          <table:table-cell office:value-type="string" office:value="その かわいそうな こども たち は たべる もの が ない。">
            <text:p>その かわいそうな こども たち は たべる もの が ない。</text:p>
          </table:table-cell>
          <table:table-cell office:value-type="string" office:value="Those poor children have nothing to eat.">
            <text:p>Those poor children have nothing to eat.</text:p>
          </table:table-cell>
          <table:table-cell office:value-type="string" office:value="母親がいないなんて、その子猫は可哀相だ。">
            <text:p>母親がいないなんて、その子猫は可哀相だ。</text:p>
          </table:table-cell>
          <table:table-cell office:value-type="string" office:value="ははおや が いない なんて、その こ ねこ は かわいそう だ。">
            <text:p>ははおや が いない なんて、その こ ねこ は かわいそう だ。</text:p>
          </table:table-cell>
          <table:table-cell office:value-type="string" office:value="It's pitiful that the kitten doesn't have a mother.">
            <text:p>It's pitiful that the kitten doesn't have a moth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トカー">
            <text:p>パトカー</text:p>
          </table:table-cell>
          <table:table-cell office:value-type="string" office:value="パトカー">
            <text:p>パトカー</text:p>
          </table:table-cell>
          <table:table-cell office:value-type="string" office:value="police car">
            <text:p>police c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パトカーがいる。">
            <text:p>あそこにパトカーがいる。</text:p>
          </table:table-cell>
          <table:table-cell office:value-type="string" office:value="あそこ に パトカー が いる。">
            <text:p>あそこ に パトカー が いる。</text:p>
          </table:table-cell>
          <table:table-cell office:value-type="string" office:value="There's a police car over there.">
            <text:p>There's a police car over there.</text:p>
          </table:table-cell>
          <table:table-cell office:value-type="string" office:value="パトカーがバイクを追いかけてるぞ。">
            <text:p>パトカーがバイクを追いかけてるぞ。</text:p>
          </table:table-cell>
          <table:table-cell office:value-type="string" office:value="パトカー が バイク を おいかけてる ぞ。">
            <text:p>パトカー が バイク を おいかけてる ぞ。</text:p>
          </table:table-cell>
          <table:table-cell office:value-type="string" office:value="A police car is chasing a motorcycle.">
            <text:p>A police car is chasing a motorcycl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ンバーガー">
            <text:p>ハンバーガー</text:p>
          </table:table-cell>
          <table:table-cell office:value-type="string" office:value="ハンバーガー">
            <text:p>ハンバーガー</text:p>
          </table:table-cell>
          <table:table-cell office:value-type="string" office:value="hamburger">
            <text:p>hamburg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昼ご飯はハンバーガーでした。">
            <text:p>今日の昼ご飯はハンバーガーでした。</text:p>
          </table:table-cell>
          <table:table-cell office:value-type="string" office:value="きょう の ひる ごはん は ハンバーガー でした。">
            <text:p>きょう の ひる ごはん は ハンバーガー でした。</text:p>
          </table:table-cell>
          <table:table-cell office:value-type="string" office:value="I had a hamburger for lunch today.">
            <text:p>I had a hamburger for lunch today.</text:p>
          </table:table-cell>
          <table:table-cell office:value-type="string" office:value="私はハンバーガーを頼みました。">
            <text:p>私はハンバーガーを頼みました。</text:p>
          </table:table-cell>
          <table:table-cell office:value-type="string" office:value="わたし は ハンバーガー を たのみました。">
            <text:p>わたし は ハンバーガー を たのみました。</text:p>
          </table:table-cell>
          <table:table-cell office:value-type="string" office:value="I ordered a hamburger.">
            <text:p>I ordered a hamburg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毛布">
            <text:p>毛布</text:p>
          </table:table-cell>
          <table:table-cell office:value-type="string" office:value="もうふ">
            <text:p>もうふ</text:p>
          </table:table-cell>
          <table:table-cell office:value-type="string" office:value="blanket">
            <text:p>blan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毛布は暖かい。">
            <text:p>この毛布は暖かい。</text:p>
          </table:table-cell>
          <table:table-cell office:value-type="string" office:value="この もうふ は あたたかい。">
            <text:p>この もうふ は あたたかい。</text:p>
          </table:table-cell>
          <table:table-cell office:value-type="string" office:value="This blanket is warm.">
            <text:p>This blanket is warm.</text:p>
          </table:table-cell>
          <table:table-cell office:value-type="string" office:value="赤ちゃんに毛布をかけてあげました。">
            <text:p>赤ちゃんに毛布をかけてあげました。</text:p>
          </table:table-cell>
          <table:table-cell office:value-type="string" office:value="あかちゃん に もうふ を かけて あげました。">
            <text:p>あかちゃん に もうふ を かけて あげました。</text:p>
          </table:table-cell>
          <table:table-cell office:value-type="string" office:value="I put a blanket on the baby.">
            <text:p>I put a blanket on the bab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スカレーター">
            <text:p>エスカレーター</text:p>
          </table:table-cell>
          <table:table-cell office:value-type="string" office:value="エスカレーター">
            <text:p>エスカレーター</text:p>
          </table:table-cell>
          <table:table-cell office:value-type="string" office:value="escalator">
            <text:p>escalat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3階までエスカレーターで行きましょう。">
            <text:p>3階までエスカレーターで行きましょう。</text:p>
          </table:table-cell>
          <table:table-cell office:value-type="string" office:value="3 かい まで エスカレーター で いきましょう。">
            <text:p>3 かい まで エスカレーター で いきましょう。</text:p>
          </table:table-cell>
          <table:table-cell office:value-type="string" office:value="Let's take the escalator up to the third floor.">
            <text:p>Let's take the escalator up to the third floor.</text:p>
          </table:table-cell>
          <table:table-cell office:value-type="string" office:value="ベビーカーでエスカレーターに乗らないでください。">
            <text:p>ベビーカーでエスカレーターに乗らないでください。</text:p>
          </table:table-cell>
          <table:table-cell office:value-type="string" office:value="ベビーカー で エスカレーター に のらないで ください。">
            <text:p>ベビーカー で エスカレーター に のらないで ください。</text:p>
          </table:table-cell>
          <table:table-cell office:value-type="string" office:value="Please don't get on the escalator with a baby stroller.">
            <text:p>Please don't get on the escalator with a baby stroll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嬢さん">
            <text:p>お嬢さん</text:p>
          </table:table-cell>
          <table:table-cell office:value-type="string" office:value="おじょうさん">
            <text:p>おじょうさん</text:p>
          </table:table-cell>
          <table:table-cell office:value-type="string" office:value="young lady, daughter">
            <text:p>young lady, daugh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嬢さんはおいくつですか。">
            <text:p>お嬢さんはおいくつですか。</text:p>
          </table:table-cell>
          <table:table-cell office:value-type="string" office:value="おじょうさん は おいくつ です か。">
            <text:p>おじょうさん は おいくつ です か。</text:p>
          </table:table-cell>
          <table:table-cell office:value-type="string" office:value="How old is your daughter?">
            <text:p>How old is your daughter?</text:p>
          </table:table-cell>
          <table:table-cell office:value-type="string" office:value="彼はお嬢さんと一緒でした。">
            <text:p>彼はお嬢さんと一緒でした。</text:p>
          </table:table-cell>
          <table:table-cell office:value-type="string" office:value="かれ は おじょうさん と いっしょ でした。">
            <text:p>かれ は おじょうさん と いっしょ でした。</text:p>
          </table:table-cell>
          <table:table-cell office:value-type="string" office:value="He was with his daughter.">
            <text:p>He was with his daught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帳">
            <text:p>手帳</text:p>
          </table:table-cell>
          <table:table-cell office:value-type="string" office:value="てちょう">
            <text:p>てちょう</text:p>
          </table:table-cell>
          <table:table-cell office:value-type="string" office:value="pocket notebook">
            <text:p>pocket note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手帳を買いました。">
            <text:p>新しい手帳を買いました。</text:p>
          </table:table-cell>
          <table:table-cell office:value-type="string" office:value="あたらしい てちょう を かいました。">
            <text:p>あたらしい てちょう を かいました。</text:p>
          </table:table-cell>
          <table:table-cell office:value-type="string" office:value="I bought a new pocket notebook.">
            <text:p>I bought a new pocket notebook.</text:p>
          </table:table-cell>
          <table:table-cell office:value-type="string" office:value="彼はかばんに手帳を入れた。">
            <text:p>彼はかばんに手帳を入れた。</text:p>
          </table:table-cell>
          <table:table-cell office:value-type="string" office:value="かれ は かばん に てちょう を いれた。">
            <text:p>かれ は かばん に てちょう を いれた。</text:p>
          </table:table-cell>
          <table:table-cell office:value-type="string" office:value="He put the appointment book in his bag.">
            <text:p>He put the appointment book in his ba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オル">
            <text:p>タオル</text:p>
          </table:table-cell>
          <table:table-cell office:value-type="string" office:value="タオル">
            <text:p>タオル</text:p>
          </table:table-cell>
          <table:table-cell office:value-type="string" office:value="towel">
            <text:p>tow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タオルで顔をふいた。">
            <text:p>私はタオルで顔をふいた。</text:p>
          </table:table-cell>
          <table:table-cell office:value-type="string" office:value="わたし は タオル で かお を ふいた。">
            <text:p>わたし は タオル で かお を ふいた。</text:p>
          </table:table-cell>
          <table:table-cell office:value-type="string" office:value="I wiped my face with a towel.">
            <text:p>I wiped my face with a towel.</text:p>
          </table:table-cell>
          <table:table-cell office:value-type="string" office:value="彼は頭にタオルを巻いていた。">
            <text:p>彼は頭にタオルを巻いていた。</text:p>
          </table:table-cell>
          <table:table-cell office:value-type="string" office:value="かれ は あたま に タオル を まいて いた。">
            <text:p>かれ は あたま に タオル を まいて いた。</text:p>
          </table:table-cell>
          <table:table-cell office:value-type="string" office:value="He had a towel tied around his head.">
            <text:p>He had a towel tied around his head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店">
            <text:p>売店</text:p>
          </table:table-cell>
          <table:table-cell office:value-type="string" office:value="ばいてん">
            <text:p>ばいてん</text:p>
          </table:table-cell>
          <table:table-cell office:value-type="string" office:value="booth, shop">
            <text:p>booth, sh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の売店で雑誌を買った。">
            <text:p>駅の売店で雑誌を買った。</text:p>
          </table:table-cell>
          <table:table-cell office:value-type="string" office:value="えき の ばいてん で ざっし を かった。">
            <text:p>えき の ばいてん で ざっし を かった。</text:p>
          </table:table-cell>
          <table:table-cell office:value-type="string" office:value="I bought a magazine at a shop in the station.">
            <text:p>I bought a magazine at a shop in the station.</text:p>
          </table:table-cell>
          <table:table-cell office:value-type="string" office:value="新聞はあそこの売店で売っています。">
            <text:p>新聞はあそこの売店で売っています。</text:p>
          </table:table-cell>
          <table:table-cell office:value-type="string" office:value="しんぶん は あそこ の ばいてん で うって います。">
            <text:p>しんぶん は あそこ の ばいてん で うって います。</text:p>
          </table:table-cell>
          <table:table-cell office:value-type="string" office:value="Newspapers are sold at the kiosk over there.">
            <text:p>Newspapers are sold at the kiosk over ther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チンコ">
            <text:p>パチンコ</text:p>
          </table:table-cell>
          <table:table-cell office:value-type="string" office:value="パチンコ">
            <text:p>パチンコ</text:p>
          </table:table-cell>
          <table:table-cell office:value-type="string" office:value="pachinko (Japanese pinball)">
            <text:p>pachinko (Japanese pinbal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毎日パチンコをしています。">
            <text:p>彼は毎日パチンコをしています。</text:p>
          </table:table-cell>
          <table:table-cell office:value-type="string" office:value="かれ は まいにち パチンコ を して います。">
            <text:p>かれ は まいにち パチンコ を して います。</text:p>
          </table:table-cell>
          <table:table-cell office:value-type="string" office:value="He plays pachinko every day.">
            <text:p>He plays pachinko every day.</text:p>
          </table:table-cell>
          <table:table-cell office:value-type="string" office:value="私はパチンコの面白さが分かりません。">
            <text:p>私はパチンコの面白さが分かりません。</text:p>
          </table:table-cell>
          <table:table-cell office:value-type="string" office:value="わたし は パチンコ の おもしろさ が わかりません。">
            <text:p>わたし は パチンコ の おもしろさ が わかりません。</text:p>
          </table:table-cell>
          <table:table-cell office:value-type="string" office:value="I don't understand what's so fun about pachinko.">
            <text:p>I don't understand what's so fun about pachinko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謝る">
            <text:p>謝る</text:p>
          </table:table-cell>
          <table:table-cell office:value-type="string" office:value="あやまる">
            <text:p>あやまる</text:p>
          </table:table-cell>
          <table:table-cell office:value-type="string" office:value="apologize">
            <text:p>apologi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直ぐに謝りました。">
            <text:p>彼は直ぐに謝りました。</text:p>
          </table:table-cell>
          <table:table-cell office:value-type="string" office:value="かれ は すぐ に あやまりました。">
            <text:p>かれ は すぐ に あやまりました。</text:p>
          </table:table-cell>
          <table:table-cell office:value-type="string" office:value="He apologized at once.">
            <text:p>He apologized at once.</text:p>
          </table:table-cell>
          <table:table-cell office:value-type="string" office:value="悪いのはあなたです。謝ってください。">
            <text:p>悪いのはあなたです。謝ってください。</text:p>
          </table:table-cell>
          <table:table-cell office:value-type="string" office:value="わるい の は あなた です。あやまって ください。">
            <text:p>わるい の は あなた です。あやまって ください。</text:p>
          </table:table-cell>
          <table:table-cell office:value-type="string" office:value="It's your fault. Please apologize.">
            <text:p>It's your fault. Please apologiz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ケーキ">
            <text:p>ケーキ</text:p>
          </table:table-cell>
          <table:table-cell office:value-type="string" office:value="ケーキ">
            <text:p>ケーキ</text:p>
          </table:table-cell>
          <table:table-cell office:value-type="string" office:value="cake">
            <text:p>c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誕生日にケーキを食べました。">
            <text:p>誕生日にケーキを食べました。</text:p>
          </table:table-cell>
          <table:table-cell office:value-type="string" office:value="たんじょうび に ケーキ を たべました。">
            <text:p>たんじょうび に ケーキ を たべました。</text:p>
          </table:table-cell>
          <table:table-cell office:value-type="string" office:value="We ate cake on his birthday.">
            <text:p>We ate cake on his birthday.</text:p>
          </table:table-cell>
          <table:table-cell office:value-type="string" office:value="このケーキは美味しいね。">
            <text:p>このケーキは美味しいね。</text:p>
          </table:table-cell>
          <table:table-cell office:value-type="string" office:value="この ケーキ は おいしい ね。">
            <text:p>この ケーキ は おいしい ね。</text:p>
          </table:table-cell>
          <table:table-cell office:value-type="string" office:value="This cake is yummy.">
            <text:p>This cake is yumm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気予報">
            <text:p>天気予報</text:p>
          </table:table-cell>
          <table:table-cell office:value-type="string" office:value="てんきよほう">
            <text:p>てんきよほう</text:p>
          </table:table-cell>
          <table:table-cell office:value-type="string" office:value="weather forecast">
            <text:p>weather forec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の天気予報は雨です。">
            <text:p>明日の天気予報は雨です。</text:p>
          </table:table-cell>
          <table:table-cell office:value-type="string" office:value="あした の てんき よほう は あめ です。">
            <text:p>あした の てんき よほう は あめ です。</text:p>
          </table:table-cell>
          <table:table-cell office:value-type="string" office:value="Tomorrow's weather forecast is for rain.">
            <text:p>Tomorrow's weather forecast is for rain.</text:p>
          </table:table-cell>
          <table:table-cell office:value-type="string" office:value="私は毎朝、天気予報を確認します。">
            <text:p>私は毎朝、天気予報を確認します。</text:p>
          </table:table-cell>
          <table:table-cell office:value-type="string" office:value="わたし は まいあさ、てんき よほう を かくにん します。">
            <text:p>わたし は まいあさ、てんき よほう を かくにん します。</text:p>
          </table:table-cell>
          <table:table-cell office:value-type="string" office:value="I check the weather forecast every morning.">
            <text:p>I check the weather forecast every morn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">
            <text:p>変</text:p>
          </table:table-cell>
          <table:table-cell office:value-type="string" office:value="へん">
            <text:p>へん</text:p>
          </table:table-cell>
          <table:table-cell office:value-type="string" office:value="strange, weird">
            <text:p>strange, weir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変な音が聞こえます。">
            <text:p>変な音が聞こえます。</text:p>
          </table:table-cell>
          <table:table-cell office:value-type="string" office:value="へんな おと が きこえます。">
            <text:p>へんな おと が きこえます。</text:p>
          </table:table-cell>
          <table:table-cell office:value-type="string" office:value="I hear a strange sound.">
            <text:p>I hear a strange sound.</text:p>
          </table:table-cell>
          <table:table-cell office:value-type="string" office:value="彼は最近、ちょっと変です。">
            <text:p>彼は最近、ちょっと変です。</text:p>
          </table:table-cell>
          <table:table-cell office:value-type="string" office:value="かれ は さいきん、ちょっと へん です。">
            <text:p>かれ は さいきん、ちょっと へん です。</text:p>
          </table:table-cell>
          <table:table-cell office:value-type="string" office:value="He's been a little weird lately.">
            <text:p>He's been a little weird latel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生懸命">
            <text:p>一生懸命</text:p>
          </table:table-cell>
          <table:table-cell office:value-type="string" office:value="いっしょうけんめい">
            <text:p>いっしょうけんめい</text:p>
          </table:table-cell>
          <table:table-cell office:value-type="string" office:value="hard-working, doing one's best">
            <text:p>hard-working, doing one's bes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毎日一生懸命働いている。">
            <text:p>彼は毎日一生懸命働いている。</text:p>
          </table:table-cell>
          <table:table-cell office:value-type="string" office:value="かれ は まいにち いっしょうけんめい はたらいて いる。">
            <text:p>かれ は まいにち いっしょうけんめい はたらいて いる。</text:p>
          </table:table-cell>
          <table:table-cell office:value-type="string" office:value="He works hard every day.">
            <text:p>He works hard every day.</text:p>
          </table:table-cell>
          <table:table-cell office:value-type="string" office:value="皆一生懸命生きている。">
            <text:p>皆一生懸命生きている。</text:p>
          </table:table-cell>
          <table:table-cell office:value-type="string" office:value="みな いっしょうけんめい いきて いる。">
            <text:p>みな いっしょうけんめい いきて いる。</text:p>
          </table:table-cell>
          <table:table-cell office:value-type="string" office:value="They're all living their lives the best way that they can.">
            <text:p>They're all living their lives the best way that they ca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違う">
            <text:p>間違う</text:p>
          </table:table-cell>
          <table:table-cell office:value-type="string" office:value="まちがう">
            <text:p>まちがう</text:p>
          </table:table-cell>
          <table:table-cell office:value-type="string" office:value="make a mistake, be wrong">
            <text:p>make a mistake, be wro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なたは間違っている。">
            <text:p>あなたは間違っている。</text:p>
          </table:table-cell>
          <table:table-cell office:value-type="string" office:value="あなた は まちがって いる。">
            <text:p>あなた は まちがって いる。</text:p>
          </table:table-cell>
          <table:table-cell office:value-type="string" office:value="You're wrong.">
            <text:p>You're wrong.</text:p>
          </table:table-cell>
          <table:table-cell office:value-type="string" office:value="この問題、間違っていますよ。">
            <text:p>この問題、間違っていますよ。</text:p>
          </table:table-cell>
          <table:table-cell office:value-type="string" office:value="この もんだい 、まちがって います よ。">
            <text:p>この もんだい 、まちがって います よ。</text:p>
          </table:table-cell>
          <table:table-cell office:value-type="string" office:value="You got this problem wrong.">
            <text:p>You got this problem wro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務室">
            <text:p>事務室</text:p>
          </table:table-cell>
          <table:table-cell office:value-type="string" office:value="じむしつ">
            <text:p>じむしつ</text:p>
          </table:table-cell>
          <table:table-cell office:value-type="string" office:value="clerk's office, office room">
            <text:p>clerk's office, office 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事務室でコピーを取ってきます。">
            <text:p>事務室でコピーを取ってきます。</text:p>
          </table:table-cell>
          <table:table-cell office:value-type="string" office:value="じむしつ で コピー を とって きます。">
            <text:p>じむしつ で コピー を とって きます。</text:p>
          </table:table-cell>
          <table:table-cell office:value-type="string" office:value="I'm going to make copies in the office.">
            <text:p>I'm going to make copies in the office.</text:p>
          </table:table-cell>
          <table:table-cell office:value-type="string" office:value="彼は大学の事務室でアルバイトをしています。">
            <text:p>彼は大学の事務室でアルバイトをしています。</text:p>
          </table:table-cell>
          <table:table-cell office:value-type="string" office:value="かれ は だいがく の じむしつ で アルバイト を して います。">
            <text:p>かれ は だいがく の じむしつ で アルバイト を して います。</text:p>
          </table:table-cell>
          <table:table-cell office:value-type="string" office:value="He has a part-time job at the university office.">
            <text:p>He has a part-time job at the university offic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ーツ">
            <text:p>スーツ</text:p>
          </table:table-cell>
          <table:table-cell office:value-type="string" office:value="スーツ">
            <text:p>スーツ</text:p>
          </table:table-cell>
          <table:table-cell office:value-type="string" office:value="suit">
            <text:p>su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スーツはそんなに高くない。">
            <text:p>あのスーツはそんなに高くない。</text:p>
          </table:table-cell>
          <table:table-cell office:value-type="string" office:value="あの スーツ は そんな に たかくない。">
            <text:p>あの スーツ は そんな に たかくない。</text:p>
          </table:table-cell>
          <table:table-cell office:value-type="string" office:value="The suit is not that pricey.">
            <text:p>The suit is not that pricey.</text:p>
          </table:table-cell>
          <table:table-cell office:value-type="string" office:value="今日はスーツを着ています。">
            <text:p>今日はスーツを着ています。</text:p>
          </table:table-cell>
          <table:table-cell office:value-type="string" office:value="きょう は スーツ を きて います。">
            <text:p>きょう は スーツ を きて います。</text:p>
          </table:table-cell>
          <table:table-cell office:value-type="string" office:value="I'm wearing a suit today.">
            <text:p>I'm wearing a suit to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ケット">
            <text:p>チケット</text:p>
          </table:table-cell>
          <table:table-cell office:value-type="string" office:value="チケット">
            <text:p>チケット</text:p>
          </table:table-cell>
          <table:table-cell office:value-type="string" office:value="ticket (loan word)">
            <text:p>ticket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遊園地のチケットは3000円です。">
            <text:p>この遊園地のチケットは3000円です。</text:p>
          </table:table-cell>
          <table:table-cell office:value-type="string" office:value="この ゆうえんち の チケット は 3000 えん です。">
            <text:p>この ゆうえんち の チケット は 3000 えん です。</text:p>
          </table:table-cell>
          <table:table-cell office:value-type="string" office:value="A ticket for this amusement park is 3000 yen.">
            <text:p>A ticket for this amusement park is 3000 yen.</text:p>
          </table:table-cell>
          <table:table-cell office:value-type="string" office:value="チケットはもう売り切れだって。">
            <text:p>チケットはもう売り切れだって。</text:p>
          </table:table-cell>
          <table:table-cell office:value-type="string" office:value="チケット は もう うりきれ だって。">
            <text:p>チケット は もう うりきれ だって。</text:p>
          </table:table-cell>
          <table:table-cell office:value-type="string" office:value="The tickets have sold out already.">
            <text:p>The tickets have sold out alread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ョコレート">
            <text:p>チョコレート</text:p>
          </table:table-cell>
          <table:table-cell office:value-type="string" office:value="チョコレート">
            <text:p>チョコレート</text:p>
          </table:table-cell>
          <table:table-cell office:value-type="string" office:value="chocolate">
            <text:p>chocola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チョコレートが大好きです。">
            <text:p>妹はチョコレートが大好きです。</text:p>
          </table:table-cell>
          <table:table-cell office:value-type="string" office:value="いもうと は チョコレート が だいすき です。">
            <text:p>いもうと は チョコレート が だいすき です。</text:p>
          </table:table-cell>
          <table:table-cell office:value-type="string" office:value="My little sister loves chocolate.">
            <text:p>My little sister loves chocolate.</text:p>
          </table:table-cell>
          <table:table-cell office:value-type="string" office:value="チョコレートとケーキを両方ください。">
            <text:p>チョコレートとケーキを両方ください。</text:p>
          </table:table-cell>
          <table:table-cell office:value-type="string" office:value="チョコレート と ケーキ を りょうほう ください。">
            <text:p>チョコレート と ケーキ を りょうほう ください。</text:p>
          </table:table-cell>
          <table:table-cell office:value-type="string" office:value="I'll have both the chocolate and the cake, please.">
            <text:p>I'll have both the chocolate and the cake, pleas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脱ぐ">
            <text:p>脱ぐ</text:p>
          </table:table-cell>
          <table:table-cell office:value-type="string" office:value="ぬぐ">
            <text:p>ぬぐ</text:p>
          </table:table-cell>
          <table:table-cell office:value-type="string" office:value="take off (clothes)">
            <text:p>take off (clothe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靴を脱いでください。">
            <text:p>靴を脱いでください。</text:p>
          </table:table-cell>
          <table:table-cell office:value-type="string" office:value="くつ を ぬいで ください。">
            <text:p>くつ を ぬいで ください。</text:p>
          </table:table-cell>
          <table:table-cell office:value-type="string" office:value="Please take off your shoes.">
            <text:p>Please take off your shoes.</text:p>
          </table:table-cell>
          <table:table-cell office:value-type="string" office:value="暑いので上着を脱ぎました。">
            <text:p>暑いので上着を脱ぎました。</text:p>
          </table:table-cell>
          <table:table-cell office:value-type="string" office:value="あつい ので うわぎ を ぬぎました。">
            <text:p>あつい ので うわぎ を ぬぎました。</text:p>
          </table:table-cell>
          <table:table-cell office:value-type="string" office:value="I took my jacket off because it was hot.">
            <text:p>I took my jacket off because it was ho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賀状">
            <text:p>年賀状</text:p>
          </table:table-cell>
          <table:table-cell office:value-type="string" office:value="ねんがじょう">
            <text:p>ねんがじょう</text:p>
          </table:table-cell>
          <table:table-cell office:value-type="string" office:value="New Year's card">
            <text:p>New Year's 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年賀状を出しました。">
            <text:p>昨日、年賀状を出しました。</text:p>
          </table:table-cell>
          <table:table-cell office:value-type="string" office:value="きのう、ねんがじょう を だしました。">
            <text:p>きのう、ねんがじょう を だしました。</text:p>
          </table:table-cell>
          <table:table-cell office:value-type="string" office:value="I sent my New Year's cards yesterday.">
            <text:p>I sent my New Year's cards yesterday.</text:p>
          </table:table-cell>
          <table:table-cell office:value-type="string" office:value="今年は年賀状を80通もらいました。">
            <text:p>今年は年賀状を80通もらいました。</text:p>
          </table:table-cell>
          <table:table-cell office:value-type="string" office:value="ことし は ねんがじょう を 80 つう もらいました。">
            <text:p>ことし は ねんがじょう を 80 つう もらいました。</text:p>
          </table:table-cell>
          <table:table-cell office:value-type="string" office:value="I received 80 New Year's cards this year.">
            <text:p>I received 80 New Year's cards this yea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物">
            <text:p>乗り物</text:p>
          </table:table-cell>
          <table:table-cell office:value-type="string" office:value="のりもの">
            <text:p>のりもの</text:p>
          </table:table-cell>
          <table:table-cell office:value-type="string" office:value="vehicle, transportation">
            <text:p>vehicle, transpor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自転車は便利な乗り物です。">
            <text:p>自転車は便利な乗り物です。</text:p>
          </table:table-cell>
          <table:table-cell office:value-type="string" office:value="じてんしゃ は べんりな のりもの です。">
            <text:p>じてんしゃ は べんりな のりもの です。</text:p>
          </table:table-cell>
          <table:table-cell office:value-type="string" office:value="Bicycles are a convenient form of transport.">
            <text:p>Bicycles are a convenient form of transport.</text:p>
          </table:table-cell>
          <table:table-cell office:value-type="string" office:value="私の息子は乗り物のおもちゃが大好きです。">
            <text:p>私の息子は乗り物のおもちゃが大好きです。</text:p>
          </table:table-cell>
          <table:table-cell office:value-type="string" office:value="わたし の むすこ は のりもの の おもちゃ が だいすき です。">
            <text:p>わたし の むすこ は のりもの の おもちゃ が だいすき です。</text:p>
          </table:table-cell>
          <table:table-cell office:value-type="string" office:value="My son loves toy vehicles.">
            <text:p>My son loves toy vehicle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布団">
            <text:p>布団</text:p>
          </table:table-cell>
          <table:table-cell office:value-type="string" office:value="ふとん">
            <text:p>ふとん</text:p>
          </table:table-cell>
          <table:table-cell office:value-type="string" office:value="Japanese-style padded mattress">
            <text:p>Japanese-style padded matt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が布団を干している。">
            <text:p>母が布団を干している。</text:p>
          </table:table-cell>
          <table:table-cell office:value-type="string" office:value="はは が ふとん を ほして いる。">
            <text:p>はは が ふとん を ほして いる。</text:p>
          </table:table-cell>
          <table:table-cell office:value-type="string" office:value="My mother is airing the futons.">
            <text:p>My mother is airing the futons.</text:p>
          </table:table-cell>
          <table:table-cell office:value-type="string" office:value="布団がとても柔らかい。">
            <text:p>布団がとても柔らかい。</text:p>
          </table:table-cell>
          <table:table-cell office:value-type="string" office:value="ふとん が とても やわらかい。">
            <text:p>ふとん が とても やわらかい。</text:p>
          </table:table-cell>
          <table:table-cell office:value-type="string" office:value="The futon is very soft.">
            <text:p>The futon is very sof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に立つ">
            <text:p>役に立つ</text:p>
          </table:table-cell>
          <table:table-cell office:value-type="string" office:value="やくにたつ">
            <text:p>やくにたつ</text:p>
          </table:table-cell>
          <table:table-cell office:value-type="string" office:value="be useful, be helpful">
            <text:p>be useful, be helpfu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人々の役に立ちたいと思っています。">
            <text:p>私は人々の役に立ちたいと思っています。</text:p>
          </table:table-cell>
          <table:table-cell office:value-type="string" office:value="わたし は ひとびと の やくにたちたい と おもって います。">
            <text:p>わたし は ひとびと の やくにたちたい と おもって います。</text:p>
          </table:table-cell>
          <table:table-cell office:value-type="string" office:value="I want to be of service to others.">
            <text:p>I want to be of service to others.</text:p>
          </table:table-cell>
          <table:table-cell office:value-type="string" office:value="この辞書は全く役に立ちません。">
            <text:p>この辞書は全く役に立ちません。</text:p>
          </table:table-cell>
          <table:table-cell office:value-type="string" office:value="この じしょ は まったく やくにたちません。">
            <text:p>この じしょ は まったく やくにたちません。</text:p>
          </table:table-cell>
          <table:table-cell office:value-type="string" office:value="This dictionary is not useful at all.">
            <text:p>This dictionary is not useful at all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破れる">
            <text:p>破れる</text:p>
          </table:table-cell>
          <table:table-cell office:value-type="string" office:value="やぶれる">
            <text:p>やぶれる</text:p>
          </table:table-cell>
          <table:table-cell office:value-type="string" office:value="be torn, be ripped up">
            <text:p>be torn, be ripped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シャツが破れている。">
            <text:p>シャツが破れている。</text:p>
          </table:table-cell>
          <table:table-cell office:value-type="string" office:value="シャツ が やぶれて いる。">
            <text:p>シャツ が やぶれて いる。</text:p>
          </table:table-cell>
          <table:table-cell office:value-type="string" office:value="My shirt is ripped up.">
            <text:p>My shirt is ripped up.</text:p>
          </table:table-cell>
          <table:table-cell office:value-type="string" office:value="大切な本が破れてしまいました。">
            <text:p>大切な本が破れてしまいました。</text:p>
          </table:table-cell>
          <table:table-cell office:value-type="string" office:value="たいせつな ほん が やぶれて しまいました。">
            <text:p>たいせつな ほん が やぶれて しまいました。</text:p>
          </table:table-cell>
          <table:table-cell office:value-type="string" office:value="The important book was torn.">
            <text:p>The important book was tor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事">
            <text:p>用事</text:p>
          </table:table-cell>
          <table:table-cell office:value-type="string" office:value="ようじ">
            <text:p>ようじ</text:p>
          </table:table-cell>
          <table:table-cell office:value-type="string" office:value="errand, business">
            <text:p>errand, busi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用事で出掛けています。">
            <text:p>父は用事で出掛けています。</text:p>
          </table:table-cell>
          <table:table-cell office:value-type="string" office:value="ちち は ようじ で でかけて います。">
            <text:p>ちち は ようじ で でかけて います。</text:p>
          </table:table-cell>
          <table:table-cell office:value-type="string" office:value="My father is out running errands.">
            <text:p>My father is out running errands.</text:p>
          </table:table-cell>
          <table:table-cell office:value-type="string" office:value="急に用事を思い出した。">
            <text:p>急に用事を思い出した。</text:p>
          </table:table-cell>
          <table:table-cell office:value-type="string" office:value="きゅう に ようじ を おもいだした。">
            <text:p>きゅう に ようじ を おもいだした。</text:p>
          </table:table-cell>
          <table:table-cell office:value-type="string" office:value="I suddenly remembered I have something to do.">
            <text:p>I suddenly remembered I have something to do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写す">
            <text:p>写す</text:p>
          </table:table-cell>
          <table:table-cell office:value-type="string" office:value="うつす">
            <text:p>うつす</text:p>
          </table:table-cell>
          <table:table-cell office:value-type="string" office:value="copy, photograph">
            <text:p>copy, photograp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友達の答えを写した。">
            <text:p>彼は友達の答えを写した。</text:p>
          </table:table-cell>
          <table:table-cell office:value-type="string" office:value="かれ は ともだち の こたえ を うつした。">
            <text:p>かれ は ともだち の こたえ を うつした。</text:p>
          </table:table-cell>
          <table:table-cell office:value-type="string" office:value="He copied his friend's answers.">
            <text:p>He copied his friend's answers.</text:p>
          </table:table-cell>
          <table:table-cell office:value-type="string" office:value="黒板の漢字をノートに写してください。">
            <text:p>黒板の漢字をノートに写してください。</text:p>
          </table:table-cell>
          <table:table-cell office:value-type="string" office:value="こくばん の かんじ を ノート に うつして ください。">
            <text:p>こくばん の かんじ を ノート に うつして ください。</text:p>
          </table:table-cell>
          <table:table-cell office:value-type="string" office:value="Please copy the Kanji characters on the blackboard.">
            <text:p>Please copy the Kanji characters on the blackboard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腕時計">
            <text:p>腕時計</text:p>
          </table:table-cell>
          <table:table-cell office:value-type="string" office:value="うでどけい">
            <text:p>うでどけい</text:p>
          </table:table-cell>
          <table:table-cell office:value-type="string" office:value="wrist watch">
            <text:p>wrist wa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腕時計は遅れている。">
            <text:p>私の腕時計は遅れている。</text:p>
          </table:table-cell>
          <table:table-cell office:value-type="string" office:value="わたし の うでどけい は おくれて いる。">
            <text:p>わたし の うでどけい は おくれて いる。</text:p>
          </table:table-cell>
          <table:table-cell office:value-type="string" office:value="My watch is running slow.">
            <text:p>My watch is running slow.</text:p>
          </table:table-cell>
          <table:table-cell office:value-type="string" office:value="私は腕時計を四つ持っています。">
            <text:p>私は腕時計を四つ持っています。</text:p>
          </table:table-cell>
          <table:table-cell office:value-type="string" office:value="わたし は うでどけい を よっつ もって います。">
            <text:p>わたし は うでどけい を よっつ もって います。</text:p>
          </table:table-cell>
          <table:table-cell office:value-type="string" office:value="I have four wristwatches.">
            <text:p>I have four wristwatche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贈り物">
            <text:p>贈り物</text:p>
          </table:table-cell>
          <table:table-cell office:value-type="string" office:value="おくりもの">
            <text:p>おくりもの</text:p>
          </table:table-cell>
          <table:table-cell office:value-type="string" office:value="present, gift">
            <text:p>present, gif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すてきな贈り物をどうもありがとう。">
            <text:p>すてきな贈り物をどうもありがとう。</text:p>
          </table:table-cell>
          <table:table-cell office:value-type="string" office:value="すてきな おくりもの を どうも ありがとう。">
            <text:p>すてきな おくりもの を どうも ありがとう。</text:p>
          </table:table-cell>
          <table:table-cell office:value-type="string" office:value="Thank you for the wonderful gift.">
            <text:p>Thank you for the wonderful gift.</text:p>
          </table:table-cell>
          <table:table-cell office:value-type="string" office:value="このワインは贈り物にいいですよ。">
            <text:p>このワインは贈り物にいいですよ。</text:p>
          </table:table-cell>
          <table:table-cell office:value-type="string" office:value="この ワイン は おくりもの に いい です よ。">
            <text:p>この ワイン は おくりもの に いい です よ。</text:p>
          </table:table-cell>
          <table:table-cell office:value-type="string" office:value="This wine is good as a gift.">
            <text:p>This wine is good as a gif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ャンネル">
            <text:p>チャンネル</text:p>
          </table:table-cell>
          <table:table-cell office:value-type="string" office:value="チャンネル">
            <text:p>チャンネル</text:p>
          </table:table-cell>
          <table:table-cell office:value-type="string" office:value="channel">
            <text:p>chann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レビのチャンネルを変えてください。">
            <text:p>テレビのチャンネルを変えてください。</text:p>
          </table:table-cell>
          <table:table-cell office:value-type="string" office:value="テレビ の チャンネル を かえて ください。">
            <text:p>テレビ の チャンネル を かえて ください。</text:p>
          </table:table-cell>
          <table:table-cell office:value-type="string" office:value="Please change the TV channel.">
            <text:p>Please change the TV channel.</text:p>
          </table:table-cell>
          <table:table-cell office:value-type="string" office:value="そのドラマは何チャンネルですか。">
            <text:p>そのドラマは何チャンネルですか。</text:p>
          </table:table-cell>
          <table:table-cell office:value-type="string" office:value="その ドラマ は なん チャンネル です か。">
            <text:p>その ドラマ は なん チャンネル です か。</text:p>
          </table:table-cell>
          <table:table-cell office:value-type="string" office:value="What channel is the drama on?">
            <text:p>What channel is the drama on?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やす">
            <text:p>冷やす</text:p>
          </table:table-cell>
          <table:table-cell office:value-type="string" office:value="ひやす">
            <text:p>ひやす</text:p>
          </table:table-cell>
          <table:table-cell office:value-type="string" office:value="chill (something), cool down">
            <text:p>chill (something), cool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頭を冷やしなさい。">
            <text:p>頭を冷やしなさい。</text:p>
          </table:table-cell>
          <table:table-cell office:value-type="string" office:value="あたま を ひやしなさい。">
            <text:p>あたま を ひやしなさい。</text:p>
          </table:table-cell>
          <table:table-cell office:value-type="string" office:value="Cool down.">
            <text:p>Cool down.</text:p>
          </table:table-cell>
          <table:table-cell office:value-type="string" office:value="ビールを冷やしておきました。">
            <text:p>ビールを冷やしておきました。</text:p>
          </table:table-cell>
          <table:table-cell office:value-type="string" office:value="ビール を ひやして おきました。">
            <text:p>ビール を ひやして おきました。</text:p>
          </table:table-cell>
          <table:table-cell office:value-type="string" office:value="I chilled beer.">
            <text:p>I chilled be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付ける">
            <text:p>片付ける</text:p>
          </table:table-cell>
          <table:table-cell office:value-type="string" office:value="かたづける">
            <text:p>かたづける</text:p>
          </table:table-cell>
          <table:table-cell office:value-type="string" office:value="put in order, clean up">
            <text:p>put in order, clean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部屋を片付けなさい。">
            <text:p>早く部屋を片付けなさい。</text:p>
          </table:table-cell>
          <table:table-cell office:value-type="string" office:value="はやく へや を かたづけなさい。">
            <text:p>はやく へや を かたづけなさい。</text:p>
          </table:table-cell>
          <table:table-cell office:value-type="string" office:value="Hurry and clean up your room.">
            <text:p>Hurry and clean up your room.</text:p>
          </table:table-cell>
          <table:table-cell office:value-type="string" office:value="テーブルのお皿を片付けてください。">
            <text:p>テーブルのお皿を片付けてください。</text:p>
          </table:table-cell>
          <table:table-cell office:value-type="string" office:value="テーブル の おさら を かたづけて ください。">
            <text:p>テーブル の おさら を かたづけて ください。</text:p>
          </table:table-cell>
          <table:table-cell office:value-type="string" office:value="Please clear the dishes on the table.">
            <text:p>Please clear the dishes on the tabl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乾杯">
            <text:p>乾杯</text:p>
          </table:table-cell>
          <table:table-cell office:value-type="string" office:value="かんぱい">
            <text:p>かんぱい</text:p>
          </table:table-cell>
          <table:table-cell office:value-type="string" office:value="toast, drink (in celebration)">
            <text:p>toast, drink (in celebration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お二人の未来に乾杯しましょう。">
            <text:p>お二人の未来に乾杯しましょう。</text:p>
          </table:table-cell>
          <table:table-cell office:value-type="string" office:value="おふたり の みらい に かんぱい しましょう。">
            <text:p>おふたり の みらい に かんぱい しましょう。</text:p>
          </table:table-cell>
          <table:table-cell office:value-type="string" office:value="Let's give a toast to the couple's future.">
            <text:p>Let's give a toast to the couple's future.</text:p>
          </table:table-cell>
          <table:table-cell office:value-type="string" office:value="私は結婚式で乾杯の挨拶をしました。">
            <text:p>私は結婚式で乾杯の挨拶をしました。</text:p>
          </table:table-cell>
          <table:table-cell office:value-type="string" office:value="わたし は けっこん しき で かんぱい の あいさつ を しました。">
            <text:p>わたし は けっこん しき で かんぱい の あいさつ を しました。</text:p>
          </table:table-cell>
          <table:table-cell office:value-type="string" office:value="I made a toast at the wedding.">
            <text:p>I made a toast at the wedd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停車">
            <text:p>停車</text:p>
          </table:table-cell>
          <table:table-cell office:value-type="string" office:value="ていしゃ">
            <text:p>ていしゃ</text:p>
          </table:table-cell>
          <table:table-cell office:value-type="string" office:value="stop (of a train)">
            <text:p>stop (of a train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電車は東京まで停車いたしません。">
            <text:p>この電車は東京まで停車いたしません。</text:p>
          </table:table-cell>
          <table:table-cell office:value-type="string" office:value="この でんしゃ は とうきょう まで ていしゃ いたしません。">
            <text:p>この でんしゃ は とうきょう まで ていしゃ いたしません。</text:p>
          </table:table-cell>
          <table:table-cell office:value-type="string" office:value="This train won't stop until it reaches Tokyo.">
            <text:p>This train won't stop until it reaches Tokyo.</text:p>
          </table:table-cell>
          <table:table-cell office:value-type="string" office:value="次の停車駅は品川です。">
            <text:p>次の停車駅は品川です。</text:p>
          </table:table-cell>
          <table:table-cell office:value-type="string" office:value="つぎ の ていしゃ えき は しながわ です。">
            <text:p>つぎ の ていしゃ えき は しながわ です。</text:p>
          </table:table-cell>
          <table:table-cell office:value-type="string" office:value="The next stop is Shinagawa.">
            <text:p>The next stop is Shinagawa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鳴く">
            <text:p>鳴く</text:p>
          </table:table-cell>
          <table:table-cell office:value-type="string" office:value="なく">
            <text:p>なく</text:p>
          </table:table-cell>
          <table:table-cell office:value-type="string" office:value="sing, cry (of animals)">
            <text:p>sing, cry (of animal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どこかで猫が鳴いている。">
            <text:p>どこかで猫が鳴いている。</text:p>
          </table:table-cell>
          <table:table-cell office:value-type="string" office:value="どこ か で ねこ が ないて いる。">
            <text:p>どこ か で ねこ が ないて いる。</text:p>
          </table:table-cell>
          <table:table-cell office:value-type="string" office:value="A cat is meowing somewhere.">
            <text:p>A cat is meowing somewhere.</text:p>
          </table:table-cell>
          <table:table-cell office:value-type="string" office:value="その鶏は毎朝鳴きます。">
            <text:p>その鶏は毎朝鳴きます。</text:p>
          </table:table-cell>
          <table:table-cell office:value-type="string" office:value="その にわとり は まいあさ なきます。">
            <text:p>その にわとり は まいあさ なきます。</text:p>
          </table:table-cell>
          <table:table-cell office:value-type="string" office:value="The rooster crows every morning.">
            <text:p>The rooster crows every morn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ソリンスタンド">
            <text:p>ガソリンスタンド</text:p>
          </table:table-cell>
          <table:table-cell office:value-type="string" office:value="ガソリンスタンド">
            <text:p>ガソリンスタンド</text:p>
          </table:table-cell>
          <table:table-cell office:value-type="string" office:value="gas station">
            <text:p>gas s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近くにガソリンスタンドはありますか。">
            <text:p>この近くにガソリンスタンドはありますか。</text:p>
          </table:table-cell>
          <table:table-cell office:value-type="string" office:value="この ちかく に ガソリン スタンド は あります か。">
            <text:p>この ちかく に ガソリン スタンド は あります か。</text:p>
          </table:table-cell>
          <table:table-cell office:value-type="string" office:value="Is there a gas station nearby?">
            <text:p>Is there a gas station nearby?</text:p>
          </table:table-cell>
          <table:table-cell office:value-type="string" office:value="あのガソリンスタンドにはコンビニもあります。">
            <text:p>あのガソリンスタンドにはコンビニもあります。</text:p>
          </table:table-cell>
          <table:table-cell office:value-type="string" office:value="あの ガソリン スタンド に は コンビニ も あります。">
            <text:p>あの ガソリン スタンド に は コンビニ も あります。</text:p>
          </table:table-cell>
          <table:table-cell office:value-type="string" office:value="There is also a convenience store at the gas station.">
            <text:p>There is also a convenience store at the gas statio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道">
            <text:p>片道</text:p>
          </table:table-cell>
          <table:table-cell office:value-type="string" office:value="かたみち">
            <text:p>かたみち</text:p>
          </table:table-cell>
          <table:table-cell office:value-type="string" office:value="one way (trip)">
            <text:p>one way (trip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まで片道切符を買った。">
            <text:p>東京まで片道切符を買った。</text:p>
          </table:table-cell>
          <table:table-cell office:value-type="string" office:value="とうきょう まで かたみち きっぷ を かった。">
            <text:p>とうきょう まで かたみち きっぷ を かった。</text:p>
          </table:table-cell>
          <table:table-cell office:value-type="string" office:value="I bought a one-way ticket to Tokyo.">
            <text:p>I bought a one-way ticket to Tokyo.</text:p>
          </table:table-cell>
          <table:table-cell office:value-type="string" office:value="大阪までバスだと片道4,000円です。">
            <text:p>大阪までバスだと片道4,000円です。</text:p>
          </table:table-cell>
          <table:table-cell office:value-type="string" office:value="おおさか まで バス だ と かたみち 4,000 えん です。">
            <text:p>おおさか まで バス だ と かたみち 4,000 えん です。</text:p>
          </table:table-cell>
          <table:table-cell office:value-type="string" office:value="One way to Osaka by bus costs 4,000 yen.">
            <text:p>One way to Osaka by bus costs 4,000 ye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番">
            <text:p>交番</text:p>
          </table:table-cell>
          <table:table-cell office:value-type="string" office:value="こうばん">
            <text:p>こうばん</text:p>
          </table:table-cell>
          <table:table-cell office:value-type="string" office:value="police box">
            <text:p>police bo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の交番で道を聞きましょう。">
            <text:p>あそこの交番で道を聞きましょう。</text:p>
          </table:table-cell>
          <table:table-cell office:value-type="string" office:value="あそこ の こうばん で みち を ききましょう。">
            <text:p>あそこ の こうばん で みち を ききましょう。</text:p>
          </table:table-cell>
          <table:table-cell office:value-type="string" office:value="Let's ask for directions at that police box.">
            <text:p>Let's ask for directions at that police box.</text:p>
          </table:table-cell>
          <table:table-cell office:value-type="string" office:value="駅前に交番があります。">
            <text:p>駅前に交番があります。</text:p>
          </table:table-cell>
          <table:table-cell office:value-type="string" office:value="えき まえ に こうばん が あります 。">
            <text:p>えき まえ に こうばん が あります 。</text:p>
          </table:table-cell>
          <table:table-cell office:value-type="string" office:value="There is a police box in front of the station.">
            <text:p>There is a police box in front of the statio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分">
            <text:p>大分</text:p>
          </table:table-cell>
          <table:table-cell office:value-type="string" office:value="だいぶ">
            <text:p>だいぶ</text:p>
          </table:table-cell>
          <table:table-cell office:value-type="string" office:value="greatly, fairly, highly">
            <text:p>greatly, fairly, high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大分ピアノが上手くなりました。">
            <text:p>大分ピアノが上手くなりました。</text:p>
          </table:table-cell>
          <table:table-cell office:value-type="string" office:value="だいぶ ピアノ が うまく なりました。">
            <text:p>だいぶ ピアノ が うまく なりました。</text:p>
          </table:table-cell>
          <table:table-cell office:value-type="string" office:value="You've become fairly good at the piano.">
            <text:p>You've become fairly good at the piano.</text:p>
          </table:table-cell>
          <table:table-cell office:value-type="string" office:value="大分早く着きましたね。">
            <text:p>大分早く着きましたね。</text:p>
          </table:table-cell>
          <table:table-cell office:value-type="string" office:value="だいぶ はやく つきました ね。">
            <text:p>だいぶ はやく つきました ね。</text:p>
          </table:table-cell>
          <table:table-cell office:value-type="string" office:value="We arrived fairly early.">
            <text:p>We arrived fairly earl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ート">
            <text:p>デート</text:p>
          </table:table-cell>
          <table:table-cell office:value-type="string" office:value="デート">
            <text:p>デート</text:p>
          </table:table-cell>
          <table:table-cell office:value-type="string" office:value="date, romantic meeting">
            <text:p>date, romantic mee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デートで遊園地に行きました。">
            <text:p>デートで遊園地に行きました。</text:p>
          </table:table-cell>
          <table:table-cell office:value-type="string" office:value="デート で ゆうえんち に いきました。">
            <text:p>デート で ゆうえんち に いきました。</text:p>
          </table:table-cell>
          <table:table-cell office:value-type="string" office:value="I went to an amusement park on a date.">
            <text:p>I went to an amusement park on a date.</text:p>
          </table:table-cell>
          <table:table-cell office:value-type="string" office:value="初めてのデートはとても緊張しました。">
            <text:p>初めてのデートはとても緊張しました。</text:p>
          </table:table-cell>
          <table:table-cell office:value-type="string" office:value="はじめて の デート は とても きんちょう しました。">
            <text:p>はじめて の デート は とても きんちょう しました。</text:p>
          </table:table-cell>
          <table:table-cell office:value-type="string" office:value="I was very nervous on my first date.">
            <text:p>I was very nervous on my first dat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梅雨">
            <text:p>梅雨</text:p>
          </table:table-cell>
          <table:table-cell office:value-type="string" office:value="つゆ">
            <text:p>つゆ</text:p>
          </table:table-cell>
          <table:table-cell office:value-type="string" office:value="rainy season">
            <text:p>rainy sea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梅雨は6月頃です。">
            <text:p>梅雨は6月頃です。</text:p>
          </table:table-cell>
          <table:table-cell office:value-type="string" office:value="つゆ は 6 がつ ごろ です。">
            <text:p>つゆ は 6 がつ ごろ です。</text:p>
          </table:table-cell>
          <table:table-cell office:value-type="string" office:value="The rainy season comes around June.">
            <text:p>The rainy season comes around June.</text:p>
          </table:table-cell>
          <table:table-cell office:value-type="string" office:value="今年の梅雨はあまり雨が降りませんでした。">
            <text:p>今年の梅雨はあまり雨が降りませんでした。</text:p>
          </table:table-cell>
          <table:table-cell office:value-type="string" office:value="ことし の つゆ は あまり あめ が ふりません でした。">
            <text:p>ことし の つゆ は あまり あめ が ふりません でした。</text:p>
          </table:table-cell>
          <table:table-cell office:value-type="string" office:value="It didn't rain a lot this rainy season.">
            <text:p>It didn't rain a lot this rainy seaso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直ぐ">
            <text:p>真っ直ぐ</text:p>
          </table:table-cell>
          <table:table-cell office:value-type="string" office:value="まっすぐ">
            <text:p>まっすぐ</text:p>
          </table:table-cell>
          <table:table-cell office:value-type="string" office:value="straight">
            <text:p>straigh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道を真っ直ぐ行ってください。">
            <text:p>この道を真っ直ぐ行ってください。</text:p>
          </table:table-cell>
          <table:table-cell office:value-type="string" office:value="この みち を まっすぐ いって ください。">
            <text:p>この みち を まっすぐ いって ください。</text:p>
          </table:table-cell>
          <table:table-cell office:value-type="string" office:value="Please go straight along this road.">
            <text:p>Please go straight along this road.</text:p>
          </table:table-cell>
          <table:table-cell office:value-type="string" office:value="この道を真っ直ぐ行くと駅です。">
            <text:p>この道を真っ直ぐ行くと駅です。</text:p>
          </table:table-cell>
          <table:table-cell office:value-type="string" office:value="この みち を まっすぐ いく と えき です。">
            <text:p>この みち を まっすぐ いく と えき です。</text:p>
          </table:table-cell>
          <table:table-cell office:value-type="string" office:value="Go straight along this street to get to the station.">
            <text:p>Go straight along this street to get to the statio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モン">
            <text:p>レモン</text:p>
          </table:table-cell>
          <table:table-cell office:value-type="string" office:value="レモン">
            <text:p>レモン</text:p>
          </table:table-cell>
          <table:table-cell office:value-type="string" office:value="lemon">
            <text:p>lem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紅茶にレモンを入れて飲んだ。">
            <text:p>紅茶にレモンを入れて飲んだ。</text:p>
          </table:table-cell>
          <table:table-cell office:value-type="string" office:value="こうちゃ に レモン を いれて のんだ。">
            <text:p>こうちゃ に レモン を いれて のんだ。</text:p>
          </table:table-cell>
          <table:table-cell office:value-type="string" office:value="I put lemon in my tea and drank it.">
            <text:p>I put lemon in my tea and drank it.</text:p>
          </table:table-cell>
          <table:table-cell office:value-type="string" office:value="最後に、魚の上にレモンを乗せてください。">
            <text:p>最後に、魚の上にレモンを乗せてください。</text:p>
          </table:table-cell>
          <table:table-cell office:value-type="string" office:value="さいご に、さかな の うえ に レモン を のせて ください。">
            <text:p>さいご に、さかな の うえ に レモン を のせて ください。</text:p>
          </table:table-cell>
          <table:table-cell office:value-type="string" office:value="At the end, place a lemon (slice) on the fish.">
            <text:p>At the end, place a lemon (slice) on the fish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着">
            <text:p>上着</text:p>
          </table:table-cell>
          <table:table-cell office:value-type="string" office:value="うわぎ">
            <text:p>うわぎ</text:p>
          </table:table-cell>
          <table:table-cell office:value-type="string" office:value="outerwear, coat, jacket">
            <text:p>outerwear, coat, ja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上着を脱ぎました。">
            <text:p>暑いので上着を脱ぎました。</text:p>
          </table:table-cell>
          <table:table-cell office:value-type="string" office:value="あつい ので うわぎ を ぬぎました。">
            <text:p>あつい ので うわぎ を ぬぎました。</text:p>
          </table:table-cell>
          <table:table-cell office:value-type="string" office:value="I took my jacket off because it was hot.">
            <text:p>I took my jacket off because it was hot.</text:p>
          </table:table-cell>
          <table:table-cell office:value-type="string" office:value="夜、寒くなるので上着を持っていきなさい。">
            <text:p>夜、寒くなるので上着を持っていきなさい。</text:p>
          </table:table-cell>
          <table:table-cell office:value-type="string" office:value="よる、さむく なる ので うわぎ を もって いきなさい。">
            <text:p>よる、さむく なる ので うわぎ を もって いきなさい。</text:p>
          </table:table-cell>
          <table:table-cell office:value-type="string" office:value="It will be cold at night, so take your jacket with you.">
            <text:p>It will be cold at night, so take your jacket with you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偉い">
            <text:p>偉い</text:p>
          </table:table-cell>
          <table:table-cell office:value-type="string" office:value="えらい">
            <text:p>えらい</text:p>
          </table:table-cell>
          <table:table-cell office:value-type="string" office:value="great, eminent">
            <text:p>great, eminen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偉い学者です。">
            <text:p>彼は偉い学者です。</text:p>
          </table:table-cell>
          <table:table-cell office:value-type="string" office:value="かれ は えらい がくしゃ です。">
            <text:p>かれ は えらい がくしゃ です。</text:p>
          </table:table-cell>
          <table:table-cell office:value-type="string" office:value="He's a great scholar.">
            <text:p>He's a great scholar.</text:p>
          </table:table-cell>
          <table:table-cell office:value-type="string" office:value="毎日一生懸命勉強して偉いね。">
            <text:p>毎日一生懸命勉強して偉いね。</text:p>
          </table:table-cell>
          <table:table-cell office:value-type="string" office:value="まいにち いっしょうけんめい べんきょう して えらい ね。">
            <text:p>まいにち いっしょうけんめい べんきょう して えらい ね。</text:p>
          </table:table-cell>
          <table:table-cell office:value-type="string" office:value="You are great for studying hard every day.">
            <text:p>You are great for studying hard every 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き方">
            <text:p>書き方</text:p>
          </table:table-cell>
          <table:table-cell office:value-type="string" office:value="かきかた">
            <text:p>かきかた</text:p>
          </table:table-cell>
          <table:table-cell office:value-type="string" office:value="how to write, way of writing">
            <text:p>how to write, way of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その漢字の書き方が分からない。">
            <text:p>彼はその漢字の書き方が分からない。</text:p>
          </table:table-cell>
          <table:table-cell office:value-type="string" office:value="かれ は その かんじ の かき かた が わからない。">
            <text:p>かれ は その かんじ の かき かた が わからない。</text:p>
          </table:table-cell>
          <table:table-cell office:value-type="string" office:value="He doesn't know how to write that Chinese character.">
            <text:p>He doesn't know how to write that Chinese character.</text:p>
          </table:table-cell>
          <table:table-cell office:value-type="string" office:value="その字の書き方は間違っていますよ。">
            <text:p>その字の書き方は間違っていますよ。</text:p>
          </table:table-cell>
          <table:table-cell office:value-type="string" office:value="その じ の かきかた は まちがって います よ。">
            <text:p>その じ の かきかた は まちがって います よ。</text:p>
          </table:table-cell>
          <table:table-cell office:value-type="string" office:value="The way of you are writing the letter is wrong.">
            <text:p>The way of you are writing the letter is wro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炊く">
            <text:p>炊く</text:p>
          </table:table-cell>
          <table:table-cell office:value-type="string" office:value="たく">
            <text:p>たく</text:p>
          </table:table-cell>
          <table:table-cell office:value-type="string" office:value="cook (rice)">
            <text:p>cook (ric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毎朝ご飯を炊く。">
            <text:p>母は毎朝ご飯を炊く。</text:p>
          </table:table-cell>
          <table:table-cell office:value-type="string" office:value="はは は まいあさ ごはん を たく。">
            <text:p>はは は まいあさ ごはん を たく。</text:p>
          </table:table-cell>
          <table:table-cell office:value-type="string" office:value="My mother cooks rice every morning.">
            <text:p>My mother cooks rice every morning.</text:p>
          </table:table-cell>
          <table:table-cell office:value-type="string" office:value="ご飯と一緒にとり肉を炊きました。">
            <text:p>ご飯と一緒にとり肉を炊きました。</text:p>
          </table:table-cell>
          <table:table-cell office:value-type="string" office:value="ごはん と いっしょ に とりにく を たきました。">
            <text:p>ごはん と いっしょ に とりにく を たきました。</text:p>
          </table:table-cell>
          <table:table-cell office:value-type="string" office:value="I cooked chicken with rice.">
            <text:p>I cooked chicken with ric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ーズ">
            <text:p>チーズ</text:p>
          </table:table-cell>
          <table:table-cell office:value-type="string" office:value="チーズ">
            <text:p>チーズ</text:p>
          </table:table-cell>
          <table:table-cell office:value-type="string" office:value="cheese">
            <text:p>chee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チーズを一切れ食べました。">
            <text:p>チーズを一切れ食べました。</text:p>
          </table:table-cell>
          <table:table-cell office:value-type="string" office:value="チーズ を ひと きれ たべました。">
            <text:p>チーズ を ひと きれ たべました。</text:p>
          </table:table-cell>
          <table:table-cell office:value-type="string" office:value="I ate a slice of cheese.">
            <text:p>I ate a slice of cheese.</text:p>
          </table:table-cell>
          <table:table-cell office:value-type="string" office:value="ワインとチーズはよく合います。">
            <text:p>ワインとチーズはよく合います。</text:p>
          </table:table-cell>
          <table:table-cell office:value-type="string" office:value="ワイン と チーズ は よく あいます。">
            <text:p>ワイン と チーズ は よく あいます。</text:p>
          </table:table-cell>
          <table:table-cell office:value-type="string" office:value="Wine and cheese go well together.">
            <text:p>Wine and cheese go well togeth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ライブ">
            <text:p>ドライブ</text:p>
          </table:table-cell>
          <table:table-cell office:value-type="string" office:value="ドライブ">
            <text:p>ドライブ</text:p>
          </table:table-cell>
          <table:table-cell office:value-type="string" office:value="drive (loan word)">
            <text:p>drive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群馬までドライブしました。">
            <text:p>今日は群馬までドライブしました。</text:p>
          </table:table-cell>
          <table:table-cell office:value-type="string" office:value="きょう は ぐんま まで ドライブ しました。">
            <text:p>きょう は ぐんま まで ドライブ しました。</text:p>
          </table:table-cell>
          <table:table-cell office:value-type="string" office:value="I drove to Gunma today.">
            <text:p>I drove to Gunma today.</text:p>
          </table:table-cell>
          <table:table-cell office:value-type="string" office:value="どこかへドライブに行きませんか。">
            <text:p>どこかへドライブに行きませんか。</text:p>
          </table:table-cell>
          <table:table-cell office:value-type="string" office:value="どこ か へ ドライブ に いきません か。">
            <text:p>どこ か へ ドライブ に いきません か。</text:p>
          </table:table-cell>
          <table:table-cell office:value-type="string" office:value="Why don't we go for a drive somewhere?">
            <text:p>Why don't we go for a drive somewhere?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踏切">
            <text:p>踏切</text:p>
          </table:table-cell>
          <table:table-cell office:value-type="string" office:value="ふみきり">
            <text:p>ふみきり</text:p>
          </table:table-cell>
          <table:table-cell office:value-type="string" office:value="railroad crossing">
            <text:p>railroad cross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踏切は長い。">
            <text:p>その踏切は長い。</text:p>
          </table:table-cell>
          <table:table-cell office:value-type="string" office:value="その ふみきり は ながい。">
            <text:p>その ふみきり は ながい。</text:p>
          </table:table-cell>
          <table:table-cell office:value-type="string" office:value="You have to expect a long wait at this railroad crossing.">
            <text:p>You have to expect a long wait at this railroad crossing.</text:p>
          </table:table-cell>
          <table:table-cell office:value-type="string" office:value="この踏切は全然開きません。">
            <text:p>この踏切は全然開きません。</text:p>
          </table:table-cell>
          <table:table-cell office:value-type="string" office:value="この ふみきり は ぜんぜん あきません。">
            <text:p>この ふみきり は ぜんぜん あきません。</text:p>
          </table:table-cell>
          <table:table-cell office:value-type="string" office:value="This railroad crossing doesn't open at all.">
            <text:p>This railroad crossing doesn't open at all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ケット">
            <text:p>ラケット</text:p>
          </table:table-cell>
          <table:table-cell office:value-type="string" office:value="ラケット">
            <text:p>ラケット</text:p>
          </table:table-cell>
          <table:table-cell office:value-type="string" office:value="racket">
            <text:p>ra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ニスのラケットを買いました。">
            <text:p>テニスのラケットを買いました。</text:p>
          </table:table-cell>
          <table:table-cell office:value-type="string" office:value="テニス の ラケット を かいました。">
            <text:p>テニス の ラケット を かいました。</text:p>
          </table:table-cell>
          <table:table-cell office:value-type="string" office:value="I bought a tennis racket.">
            <text:p>I bought a tennis racket.</text:p>
          </table:table-cell>
          <table:table-cell office:value-type="string" office:value="ラケットのガットが切れてしまいました。">
            <text:p>ラケットのガットが切れてしまいました。</text:p>
          </table:table-cell>
          <table:table-cell office:value-type="string" office:value="ラケット の ガット が きれて しまいました。">
            <text:p>ラケット の ガット が きれて しまいました。</text:p>
          </table:table-cell>
          <table:table-cell office:value-type="string" office:value="A string of the racket got cut.">
            <text:p>A string of the racket got cu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付">
            <text:p>受付</text:p>
          </table:table-cell>
          <table:table-cell office:value-type="string" office:value="うけつけ">
            <text:p>うけつけ</text:p>
          </table:table-cell>
          <table:table-cell office:value-type="string" office:value="receptionist, information office">
            <text:p>receptionist, information off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受付は9時からです。">
            <text:p>受付は9時からです。</text:p>
          </table:table-cell>
          <table:table-cell office:value-type="string" office:value="うけつけ は 9 じ から です。">
            <text:p>うけつけ は 9 じ から です。</text:p>
          </table:table-cell>
          <table:table-cell office:value-type="string" office:value="Registration starts from nine o'clock.">
            <text:p>Registration starts from nine o'clock.</text:p>
          </table:table-cell>
          <table:table-cell office:value-type="string" office:value="受付はこちらです。">
            <text:p>受付はこちらです。</text:p>
          </table:table-cell>
          <table:table-cell office:value-type="string" office:value="うけつけ は こちら です。">
            <text:p>うけつけ は こちら です。</text:p>
          </table:table-cell>
          <table:table-cell office:value-type="string" office:value="The reception desk is this way.">
            <text:p>The reception desk is this w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怒る">
            <text:p>怒る</text:p>
          </table:table-cell>
          <table:table-cell office:value-type="string" office:value="おこる">
            <text:p>おこる</text:p>
          </table:table-cell>
          <table:table-cell office:value-type="string" office:value="get angry, scold">
            <text:p>get angry, scol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が嘘をついたので、彼は怒った。">
            <text:p>彼女が嘘をついたので、彼は怒った。</text:p>
          </table:table-cell>
          <table:table-cell office:value-type="string" office:value="かのじょ が うそ を ついた ので、かれ は おこった。">
            <text:p>かのじょ が うそ を ついた ので、かれ は おこった。</text:p>
          </table:table-cell>
          <table:table-cell office:value-type="string" office:value="He was angry because she lied to him.">
            <text:p>He was angry because she lied to him.</text:p>
          </table:table-cell>
          <table:table-cell office:value-type="string" office:value="彼女はめったに怒りません。">
            <text:p>彼女はめったに怒りません。</text:p>
          </table:table-cell>
          <table:table-cell office:value-type="string" office:value="かのじょ は めった に おこりません。">
            <text:p>かのじょ は めった に おこりません。</text:p>
          </table:table-cell>
          <table:table-cell office:value-type="string" office:value="She rarely gets angry.">
            <text:p>She rarely gets angr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化粧">
            <text:p>化粧</text:p>
          </table:table-cell>
          <table:table-cell office:value-type="string" office:value="けしょう">
            <text:p>けしょう</text:p>
          </table:table-cell>
          <table:table-cell office:value-type="string" office:value="makeup">
            <text:p>makeu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化粧が上手い。">
            <text:p>彼女は化粧が上手い。</text:p>
          </table:table-cell>
          <table:table-cell office:value-type="string" office:value="かのじょ は けしょう が うまい。">
            <text:p>かのじょ は けしょう が うまい。</text:p>
          </table:table-cell>
          <table:table-cell office:value-type="string" office:value="She's good at makeup.">
            <text:p>She's good at makeup.</text:p>
          </table:table-cell>
          <table:table-cell office:value-type="string" office:value="彼女は化粧の時間が長過ぎる。">
            <text:p>彼女は化粧の時間が長過ぎる。</text:p>
          </table:table-cell>
          <table:table-cell office:value-type="string" office:value="かのじょ は けしょう の じかん が ながすぎる。">
            <text:p>かのじょ は けしょう の じかん が ながすぎる。</text:p>
          </table:table-cell>
          <table:table-cell office:value-type="string" office:value="She spends too much time on makeup.">
            <text:p>She spends too much time on makeup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合">
            <text:p>都合</text:p>
          </table:table-cell>
          <table:table-cell office:value-type="string" office:value="つごう">
            <text:p>つごう</text:p>
          </table:table-cell>
          <table:table-cell office:value-type="string" office:value="convenience, availability">
            <text:p>convenience, availabil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都合が悪くて行けません。">
            <text:p>今日は都合が悪くて行けません。</text:p>
          </table:table-cell>
          <table:table-cell office:value-type="string" office:value="きょう は つごう が わるくて いけません。">
            <text:p>きょう は つごう が わるくて いけません。</text:p>
          </table:table-cell>
          <table:table-cell office:value-type="string" office:value="I'm not available today.">
            <text:p>I'm not available today.</text:p>
          </table:table-cell>
          <table:table-cell office:value-type="string" office:value="来週の日曜日なら都合がつきます。">
            <text:p>来週の日曜日なら都合がつきます。</text:p>
          </table:table-cell>
          <table:table-cell office:value-type="string" office:value="らいしゅう の にちようび なら つごう が つきます。">
            <text:p>らいしゅう の にちようび なら つごう が つきます。</text:p>
          </table:table-cell>
          <table:table-cell office:value-type="string" office:value="I can be available next Sunday.">
            <text:p>I can be available next Sun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げ">
            <text:p>ひげ</text:p>
          </table:table-cell>
          <table:table-cell office:value-type="string" office:value="ひげ">
            <text:p>ひげ</text:p>
          </table:table-cell>
          <table:table-cell office:value-type="string" office:value="beard, moustache">
            <text:p>beard, moustach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ひげをはやしています。">
            <text:p>父はひげをはやしています。</text:p>
          </table:table-cell>
          <table:table-cell office:value-type="string" office:value="ちち は ひげ を はやして います。">
            <text:p>ちち は ひげ を はやして います。</text:p>
          </table:table-cell>
          <table:table-cell office:value-type="string" office:value="My father's growing a beard.">
            <text:p>My father's growing a beard.</text:p>
          </table:table-cell>
          <table:table-cell office:value-type="string" office:value="猫のひげは切ってはいけません。">
            <text:p>猫のひげは切ってはいけません。</text:p>
          </table:table-cell>
          <table:table-cell office:value-type="string" office:value="ねこ の ひげ は きって は いけません。">
            <text:p>ねこ の ひげ は きって は いけません。</text:p>
          </table:table-cell>
          <table:table-cell office:value-type="string" office:value="You must not cut cat whiskers.">
            <text:p>You must not cut cat whisker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棚">
            <text:p>本棚</text:p>
          </table:table-cell>
          <table:table-cell office:value-type="string" office:value="ほんだな">
            <text:p>ほんだな</text:p>
          </table:table-cell>
          <table:table-cell office:value-type="string" office:value="bookshelf, bookcase">
            <text:p>bookshelf, book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とても大きな本棚ですね。">
            <text:p>これはとても大きな本棚ですね。</text:p>
          </table:table-cell>
          <table:table-cell office:value-type="string" office:value="これ は とても おおきな ほんだな です ね。">
            <text:p>これ は とても おおきな ほんだな です ね。</text:p>
          </table:table-cell>
          <table:table-cell office:value-type="string" office:value="This is a very big bookshelf.">
            <text:p>This is a very big bookshelf.</text:p>
          </table:table-cell>
          <table:table-cell office:value-type="string" office:value="日曜日に本棚を組み立てます。">
            <text:p>日曜日に本棚を組み立てます。</text:p>
          </table:table-cell>
          <table:table-cell office:value-type="string" office:value="にちようび に ほんだな を くみたてます。">
            <text:p>にちようび に ほんだな を くみたてます。</text:p>
          </table:table-cell>
          <table:table-cell office:value-type="string" office:value="I'll build and set up the bookshelf on Sunday.">
            <text:p>I'll build and set up the bookshelf on Sun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暗">
            <text:p>真っ暗</text:p>
          </table:table-cell>
          <table:table-cell office:value-type="string" office:value="まっくら">
            <text:p>まっくら</text:p>
          </table:table-cell>
          <table:table-cell office:value-type="string" office:value="pitch-dark">
            <text:p>pitch-dar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外は真っ暗です。">
            <text:p>外は真っ暗です。</text:p>
          </table:table-cell>
          <table:table-cell office:value-type="string" office:value="そと は まっくら です。">
            <text:p>そと は まっくら です。</text:p>
          </table:table-cell>
          <table:table-cell office:value-type="string" office:value="It's pitch-dark outside.">
            <text:p>It's pitch-dark outside.</text:p>
          </table:table-cell>
          <table:table-cell office:value-type="string" office:value="彼は真っ暗な部屋でテレビを見ていました。">
            <text:p>彼は真っ暗な部屋でテレビを見ていました。</text:p>
          </table:table-cell>
          <table:table-cell office:value-type="string" office:value="かれ は まっくらな へや で テレビ を みて いました。">
            <text:p>かれ は まっくらな へや で テレビ を みて いました。</text:p>
          </table:table-cell>
          <table:table-cell office:value-type="string" office:value="He was watching TV in a dark room.">
            <text:p>He was watching TV in a dark room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沸く">
            <text:p>沸く</text:p>
          </table:table-cell>
          <table:table-cell office:value-type="string" office:value="わく">
            <text:p>わく</text:p>
          </table:table-cell>
          <table:table-cell office:value-type="string" office:value="boil, get loud (crowd applause etc.)">
            <text:p>boil, get loud (crowd applause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風呂が沸きました。">
            <text:p>お風呂が沸きました。</text:p>
          </table:table-cell>
          <table:table-cell office:value-type="string" office:value="おふろ が わきました。">
            <text:p>おふろ が わきました。</text:p>
          </table:table-cell>
          <table:table-cell office:value-type="string" office:value="The bath is ready.">
            <text:p>The bath is ready.</text:p>
          </table:table-cell>
          <table:table-cell office:value-type="string" office:value="お湯が沸いたので、コーヒーを入れます。">
            <text:p>お湯が沸いたので、コーヒーを入れます。</text:p>
          </table:table-cell>
          <table:table-cell office:value-type="string" office:value="おゆ が わいた ので、コーヒー を いれます。">
            <text:p>おゆ が わいた ので、コーヒー を いれます。</text:p>
          </table:table-cell>
          <table:table-cell office:value-type="string" office:value="The water has boiled, so I'll make coffee.">
            <text:p>The water has boiled, so I'll make coffe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切れる">
            <text:p>売り切れる</text:p>
          </table:table-cell>
          <table:table-cell office:value-type="string" office:value="うりきれる">
            <text:p>うりきれる</text:p>
          </table:table-cell>
          <table:table-cell office:value-type="string" office:value="sell out, go out of stock">
            <text:p>sell out, go out of sto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本は直ぐ売り切れた。">
            <text:p>その本は直ぐ売り切れた。</text:p>
          </table:table-cell>
          <table:table-cell office:value-type="string" office:value="その ほん は すぐ うりきれた。">
            <text:p>その ほん は すぐ うりきれた。</text:p>
          </table:table-cell>
          <table:table-cell office:value-type="string" office:value="The books sold out quickly.">
            <text:p>The books sold out quickly.</text:p>
          </table:table-cell>
          <table:table-cell office:value-type="string" office:value="Mサイズは売り切れてしまいました。">
            <text:p>Mサイズは売り切れてしまいました。</text:p>
          </table:table-cell>
          <table:table-cell office:value-type="string" office:value="M サイズ は うりきれて しまいました。">
            <text:p>M サイズ は うりきれて しまいました。</text:p>
          </table:table-cell>
          <table:table-cell office:value-type="string" office:value="The medium size has sold out.">
            <text:p>The medium size has sold ou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押し入れ">
            <text:p>押し入れ</text:p>
          </table:table-cell>
          <table:table-cell office:value-type="string" office:value="おしいれ">
            <text:p>おしいれ</text:p>
          </table:table-cell>
          <table:table-cell office:value-type="string" office:value="sliding-door closet">
            <text:p>sliding-door clos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布団を押し入れにしまいました。">
            <text:p>布団を押し入れにしまいました。</text:p>
          </table:table-cell>
          <table:table-cell office:value-type="string" office:value="ふとん を おしいれ に しまいました。">
            <text:p>ふとん を おしいれ に しまいました。</text:p>
          </table:table-cell>
          <table:table-cell office:value-type="string" office:value="I put my futon in the closet.">
            <text:p>I put my futon in the closet.</text:p>
          </table:table-cell>
          <table:table-cell office:value-type="string" office:value="古い本は押し入れに入っています。">
            <text:p>古い本は押し入れに入っています。</text:p>
          </table:table-cell>
          <table:table-cell office:value-type="string" office:value="ふるい ほん は おしいれ に はいって います。">
            <text:p>ふるい ほん は おしいれ に はいって います。</text:p>
          </table:table-cell>
          <table:table-cell office:value-type="string" office:value="The old books are in the sliding-door closet.">
            <text:p>The old books are in the sliding-door close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革">
            <text:p>革</text:p>
          </table:table-cell>
          <table:table-cell office:value-type="string" office:value="かわ">
            <text:p>かわ</text:p>
          </table:table-cell>
          <table:table-cell office:value-type="string" office:value="leather">
            <text:p>le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革のベルトを買いました。">
            <text:p>革のベルトを買いました。</text:p>
          </table:table-cell>
          <table:table-cell office:value-type="string" office:value="かわ の ベルト を かいました。">
            <text:p>かわ の ベルト を かいました。</text:p>
          </table:table-cell>
          <table:table-cell office:value-type="string" office:value="I bought a leather belt.">
            <text:p>I bought a leather belt.</text:p>
          </table:table-cell>
          <table:table-cell office:value-type="string" office:value="その革のジャケット、かっこいいですね。">
            <text:p>その革のジャケット、かっこいいですね。</text:p>
          </table:table-cell>
          <table:table-cell office:value-type="string" office:value="その かわ の ジャケット、かっこいい です ね。">
            <text:p>その かわ の ジャケット、かっこいい です ね。</text:p>
          </table:table-cell>
          <table:table-cell office:value-type="string" office:value="The leather jacket is cool.">
            <text:p>The leather jacket is cool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ぐっすり">
            <text:p>ぐっすり</text:p>
          </table:table-cell>
          <table:table-cell office:value-type="string" office:value="ぐっすり">
            <text:p>ぐっすり</text:p>
          </table:table-cell>
          <table:table-cell office:value-type="string" office:value="soundly">
            <text:p>soun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赤ちゃんがぐっすり寝ている。">
            <text:p>赤ちゃんがぐっすり寝ている。</text:p>
          </table:table-cell>
          <table:table-cell office:value-type="string" office:value="あかちゃん が ぐっすり ねて いる。">
            <text:p>あかちゃん が ぐっすり ねて いる。</text:p>
          </table:table-cell>
          <table:table-cell office:value-type="string" office:value="The baby's sleeping soundly.">
            <text:p>The baby's sleeping soundly.</text:p>
          </table:table-cell>
          <table:table-cell office:value-type="string" office:value="昨日はぐっすり眠れました。">
            <text:p>昨日はぐっすり眠れました。</text:p>
          </table:table-cell>
          <table:table-cell office:value-type="string" office:value="きのう は ぐっすり ねむれました。">
            <text:p>きのう は ぐっすり ねむれました。</text:p>
          </table:table-cell>
          <table:table-cell office:value-type="string" office:value="I slept well last night.">
            <text:p>I slept well last nigh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紅茶">
            <text:p>紅茶</text:p>
          </table:table-cell>
          <table:table-cell office:value-type="string" office:value="こうちゃ">
            <text:p>こうちゃ</text:p>
          </table:table-cell>
          <table:table-cell office:value-type="string" office:value="black tea">
            <text:p>black t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温かい紅茶が飲みたい。">
            <text:p>温かい紅茶が飲みたい。</text:p>
          </table:table-cell>
          <table:table-cell office:value-type="string" office:value="あたたかい こうちゃ が のみたい。">
            <text:p>あたたかい こうちゃ が のみたい。</text:p>
          </table:table-cell>
          <table:table-cell office:value-type="string" office:value="I want to drink hot tea.">
            <text:p>I want to drink hot tea.</text:p>
          </table:table-cell>
          <table:table-cell office:value-type="string" office:value="紅茶にレモンを入れて飲んだ。">
            <text:p>紅茶にレモンを入れて飲んだ。</text:p>
          </table:table-cell>
          <table:table-cell office:value-type="string" office:value="こうちゃ に レモン を いれて のんだ。">
            <text:p>こうちゃ に レモン を いれて のんだ。</text:p>
          </table:table-cell>
          <table:table-cell office:value-type="string" office:value="I put lemon in my tea and drank it.">
            <text:p>I put lemon in my tea and drank i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邪魔">
            <text:p>邪魔</text:p>
          </table:table-cell>
          <table:table-cell office:value-type="string" office:value="じゃま">
            <text:p>じゃま</text:p>
          </table:table-cell>
          <table:table-cell office:value-type="string" office:value="disturbance, blocking">
            <text:p>disturbance, block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邪魔です、どいてください。">
            <text:p>邪魔です、どいてください。</text:p>
          </table:table-cell>
          <table:table-cell office:value-type="string" office:value="じゃま です、どいて ください。">
            <text:p>じゃま です、どいて ください。</text:p>
          </table:table-cell>
          <table:table-cell office:value-type="string" office:value="You're blocking my way, so please move.">
            <text:p>You're blocking my way, so please move.</text:p>
          </table:table-cell>
          <table:table-cell office:value-type="string" office:value="私の邪魔をしないでください。">
            <text:p>私の邪魔をしないでください。</text:p>
          </table:table-cell>
          <table:table-cell office:value-type="string" office:value="わたし の じゃま を しないで ください。">
            <text:p>わたし の じゃま を しないで ください。</text:p>
          </table:table-cell>
          <table:table-cell office:value-type="string" office:value="Please don't disturb me.">
            <text:p>Please don't disturb m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ソース">
            <text:p>ソース</text:p>
          </table:table-cell>
          <table:table-cell office:value-type="string" office:value="ソース">
            <text:p>ソース</text:p>
          </table:table-cell>
          <table:table-cell office:value-type="string" office:value="sauce">
            <text:p>sau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ソースはどれですか。">
            <text:p>ソースはどれですか。</text:p>
          </table:table-cell>
          <table:table-cell office:value-type="string" office:value="ソース は どれ です か。">
            <text:p>ソース は どれ です か。</text:p>
          </table:table-cell>
          <table:table-cell office:value-type="string" office:value="Which is the sauce?">
            <text:p>Which is the sauce?</text:p>
          </table:table-cell>
          <table:table-cell office:value-type="string" office:value="今日はトマトソースをたくさん作りました。">
            <text:p>今日はトマトソースをたくさん作りました。</text:p>
          </table:table-cell>
          <table:table-cell office:value-type="string" office:value="きょう は トマト ソース を たくさん つくりました。">
            <text:p>きょう は トマト ソース を たくさん つくりました。</text:p>
          </table:table-cell>
          <table:table-cell office:value-type="string" office:value="I made a lot of tomato sauce today.">
            <text:p>I made a lot of tomato sauce to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す">
            <text:p>足す</text:p>
          </table:table-cell>
          <table:table-cell office:value-type="string" office:value="たす">
            <text:p>たす</text:p>
          </table:table-cell>
          <table:table-cell office:value-type="string" office:value="add (things of the same kind)">
            <text:p>add (things of the same kind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味噌汁に水を足した。">
            <text:p>母は味噌汁に水を足した。</text:p>
          </table:table-cell>
          <table:table-cell office:value-type="string" office:value="はは は みそしる に みず を たした。">
            <text:p>はは は みそしる に みず を たした。</text:p>
          </table:table-cell>
          <table:table-cell office:value-type="string" office:value="My mother added water to the miso soup.">
            <text:p>My mother added water to the miso soup.</text:p>
          </table:table-cell>
          <table:table-cell office:value-type="string" office:value="もう少し醤油を足してください。">
            <text:p>もう少し醤油を足してください。</text:p>
          </table:table-cell>
          <table:table-cell office:value-type="string" office:value="もう すこし しょうゆ を たして ください。">
            <text:p>もう すこし しょうゆ を たして ください。</text:p>
          </table:table-cell>
          <table:table-cell office:value-type="string" office:value="Please add a little more soy sauce.">
            <text:p>Please add a little more soy sauc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マト">
            <text:p>トマト</text:p>
          </table:table-cell>
          <table:table-cell office:value-type="string" office:value="トマト">
            <text:p>トマト</text:p>
          </table:table-cell>
          <table:table-cell office:value-type="string" office:value="tomato">
            <text:p>toma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トマトが大好きです。">
            <text:p>私はトマトが大好きです。</text:p>
          </table:table-cell>
          <table:table-cell office:value-type="string" office:value="わたし は トマト が だいすき です。">
            <text:p>わたし は トマト が だいすき です。</text:p>
          </table:table-cell>
          <table:table-cell office:value-type="string" office:value="I love tomatoes.">
            <text:p>I love tomatoes.</text:p>
          </table:table-cell>
          <table:table-cell office:value-type="string" office:value="今日はトマトソースをたくさん作りました。">
            <text:p>今日はトマトソースをたくさん作りました。</text:p>
          </table:table-cell>
          <table:table-cell office:value-type="string" office:value="きょう は トマト ソース を たくさん つくりました。">
            <text:p>きょう は トマト ソース を たくさん つくりました。</text:p>
          </table:table-cell>
          <table:table-cell office:value-type="string" office:value="I made a lot of tomato sauce today.">
            <text:p>I made a lot of tomato sauce to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ター">
            <text:p>バター</text:p>
          </table:table-cell>
          <table:table-cell office:value-type="string" office:value="バター">
            <text:p>バター</text:p>
          </table:table-cell>
          <table:table-cell office:value-type="string" office:value="butter">
            <text:p>but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パンにバターをぬって食べました。">
            <text:p>パンにバターをぬって食べました。</text:p>
          </table:table-cell>
          <table:table-cell office:value-type="string" office:value="パン に バター を ぬって たべました。">
            <text:p>パン に バター を ぬって たべました。</text:p>
          </table:table-cell>
          <table:table-cell office:value-type="string" office:value="I spread some butter on the bread and ate it.">
            <text:p>I spread some butter on the bread and ate it.</text:p>
          </table:table-cell>
          <table:table-cell office:value-type="string" office:value="私はカレーにバターを入れます。">
            <text:p>私はカレーにバターを入れます。</text:p>
          </table:table-cell>
          <table:table-cell office:value-type="string" office:value="わたし は カレー に バター を いれます。">
            <text:p>わたし は カレー に バター を いれます。</text:p>
          </table:table-cell>
          <table:table-cell office:value-type="string" office:value="I put butter in curry.">
            <text:p>I put butter in curr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車">
            <text:p>発車</text:p>
          </table:table-cell>
          <table:table-cell office:value-type="string" office:value="はっしゃ">
            <text:p>はっしゃ</text:p>
          </table:table-cell>
          <table:table-cell office:value-type="string" office:value="departure (of a vehicle)">
            <text:p>departure (of a vehicle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バスが発車します。">
            <text:p>バスが発車します。</text:p>
          </table:table-cell>
          <table:table-cell office:value-type="string" office:value="バス が はっしゃ します。">
            <text:p>バス が はっしゃ します。</text:p>
          </table:table-cell>
          <table:table-cell office:value-type="string" office:value="The bus is leaving.">
            <text:p>The bus is leaving.</text:p>
          </table:table-cell>
          <table:table-cell office:value-type="string" office:value="この電車はあと5分で発車します。">
            <text:p>この電車はあと5分で発車します。</text:p>
          </table:table-cell>
          <table:table-cell office:value-type="string" office:value="この でんしゃ は あと 5 ふん で はっしゃ します。">
            <text:p>この でんしゃ は あと 5 ふん で はっしゃ します。</text:p>
          </table:table-cell>
          <table:table-cell office:value-type="string" office:value="This train leaves in five minutes.">
            <text:p>This train leaves in five minute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レーボール">
            <text:p>バレーボール</text:p>
          </table:table-cell>
          <table:table-cell office:value-type="string" office:value="バレーボール">
            <text:p>バレーボール</text:p>
          </table:table-cell>
          <table:table-cell office:value-type="string" office:value="volleyball">
            <text:p>volley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バレーボールが得意です。">
            <text:p>妹はバレーボールが得意です。</text:p>
          </table:table-cell>
          <table:table-cell office:value-type="string" office:value="いもうと は バレーボール が とくい です。">
            <text:p>いもうと は バレーボール が とくい です。</text:p>
          </table:table-cell>
          <table:table-cell office:value-type="string" office:value="My little sister is good at volleyball.">
            <text:p>My little sister is good at volleyball.</text:p>
          </table:table-cell>
          <table:table-cell office:value-type="string" office:value="今日、学校の休み時間にバレーボールをしました。">
            <text:p>今日、学校の休み時間にバレーボールをしました。</text:p>
          </table:table-cell>
          <table:table-cell office:value-type="string" office:value="きょう、がっこう の やすみ じかん に バレーボール を しました。">
            <text:p>きょう、がっこう の やすみ じかん に バレーボール を しました。</text:p>
          </table:table-cell>
          <table:table-cell office:value-type="string" office:value="Today I played volleyball during recess at school.">
            <text:p>Today I played volleyball during recess at school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かず">
            <text:p>おかず</text:p>
          </table:table-cell>
          <table:table-cell office:value-type="string" office:value="おかず">
            <text:p>おかず</text:p>
          </table:table-cell>
          <table:table-cell office:value-type="string" office:value="dishes to go with the rice">
            <text:p>dishes to go with the 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晩ご飯のおかずは何？">
            <text:p>晩ご飯のおかずは何？</text:p>
          </table:table-cell>
          <table:table-cell office:value-type="string" office:value="ばん ごはん の おかず は なに？">
            <text:p>ばん ごはん の おかず は なに？</text:p>
          </table:table-cell>
          <table:table-cell office:value-type="string" office:value="What are we having for dinner?">
            <text:p>What are we having for dinner?</text:p>
          </table:table-cell>
          <table:table-cell office:value-type="string" office:value="今日のお弁当のおかずはハンバーグでした。">
            <text:p>今日のお弁当のおかずはハンバーグでした。</text:p>
          </table:table-cell>
          <table:table-cell office:value-type="string" office:value="きょう の おべんとう の おかず は ハンバーグ でした。">
            <text:p>きょう の おべんとう の おかず は ハンバーグ でした。</text:p>
          </table:table-cell>
          <table:table-cell office:value-type="string" office:value="Today's dish to go with rice was a hamburger steak.">
            <text:p>Today's dish to go with rice was a hamburger steak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レンダー">
            <text:p>カレンダー</text:p>
          </table:table-cell>
          <table:table-cell office:value-type="string" office:value="カレンダー">
            <text:p>カレンダー</text:p>
          </table:table-cell>
          <table:table-cell office:value-type="string" office:value="calendar">
            <text:p>calend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レンダーに予定を書いた。">
            <text:p>カレンダーに予定を書いた。</text:p>
          </table:table-cell>
          <table:table-cell office:value-type="string" office:value="カレンダー に よてい を かいた。">
            <text:p>カレンダー に よてい を かいた。</text:p>
          </table:table-cell>
          <table:table-cell office:value-type="string" office:value="I wrote my schedule on the calendar.">
            <text:p>I wrote my schedule on the calendar.</text:p>
          </table:table-cell>
          <table:table-cell office:value-type="string" office:value="もう来年のカレンダーを売ってますね。">
            <text:p>もう来年のカレンダーを売ってますね。</text:p>
          </table:table-cell>
          <table:table-cell office:value-type="string" office:value="もう らいねん の カレンダー を うって ます ね。">
            <text:p>もう らいねん の カレンダー を うって ます ね。</text:p>
          </table:table-cell>
          <table:table-cell office:value-type="string" office:value="Calendars for the next year are already on sale.">
            <text:p>Calendars for the next year are already on sal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にかく">
            <text:p>とにかく</text:p>
          </table:table-cell>
          <table:table-cell office:value-type="string" office:value="とにかく">
            <text:p>とにかく</text:p>
          </table:table-cell>
          <table:table-cell office:value-type="string" office:value="in any case, anyway">
            <text:p>in any case, anyw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とにかく現場へ行ってみましょう。">
            <text:p>とにかく現場へ行ってみましょう。</text:p>
          </table:table-cell>
          <table:table-cell office:value-type="string" office:value="とにかく げんば へ いって みましょう。">
            <text:p>とにかく げんば へ いって みましょう。</text:p>
          </table:table-cell>
          <table:table-cell office:value-type="string" office:value="Anyway, let's go to the site.">
            <text:p>Anyway, let's go to the site.</text:p>
          </table:table-cell>
          <table:table-cell office:value-type="string" office:value="とにかく、私の話を最後まで聞いてください。">
            <text:p>とにかく、私の話を最後まで聞いてください。</text:p>
          </table:table-cell>
          <table:table-cell office:value-type="string" office:value="とにかく、わたし の はなし を さいご まで きいて ください。">
            <text:p>とにかく、わたし の はなし を さいご まで きいて ください。</text:p>
          </table:table-cell>
          <table:table-cell office:value-type="string" office:value="Anyways, please listen to me to the end.">
            <text:p>Anyways, please listen to me to the end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しみ">
            <text:p>楽しみ</text:p>
          </table:table-cell>
          <table:table-cell office:value-type="string" office:value="たのしみ">
            <text:p>たのしみ</text:p>
          </table:table-cell>
          <table:table-cell office:value-type="string" office:value="enjoyment, something looked forward to">
            <text:p>enjoyment, something looked forward 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旅行は父の老後の楽しみです。">
            <text:p>旅行は父の老後の楽しみです。</text:p>
          </table:table-cell>
          <table:table-cell office:value-type="string" office:value="りょこう は ちち の ろうご の たのしみ です。">
            <text:p>りょこう は ちち の ろうご の たのしみ です。</text:p>
          </table:table-cell>
          <table:table-cell office:value-type="string" office:value="My father looks forward to traveling in his old age.">
            <text:p>My father looks forward to traveling in his old age.</text:p>
          </table:table-cell>
          <table:table-cell office:value-type="string" office:value="彼女のいちばんの楽しみはショッピングです。">
            <text:p>彼女のいちばんの楽しみはショッピングです。</text:p>
          </table:table-cell>
          <table:table-cell office:value-type="string" office:value="かのじょ の いちばん の たのしみ は ショッピング です。">
            <text:p>かのじょ の いちばん の たのしみ は ショッピング です。</text:p>
          </table:table-cell>
          <table:table-cell office:value-type="string" office:value="Her greatest pleasure is shopping.">
            <text:p>Her greatest pleasure is shopp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しゃべり">
            <text:p>おしゃべり</text:p>
          </table:table-cell>
          <table:table-cell office:value-type="string" office:value="おしゃべり">
            <text:p>おしゃべり</text:p>
          </table:table-cell>
          <table:table-cell office:value-type="string" office:value="chatter, idle talk">
            <text:p>chatter, idle tal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たちはおしゃべりに夢中です。">
            <text:p>彼女たちはおしゃべりに夢中です。</text:p>
          </table:table-cell>
          <table:table-cell office:value-type="string" office:value="かのじょ たち は おしゃべり に むちゅう です 。">
            <text:p>かのじょ たち は おしゃべり に むちゅう です 。</text:p>
          </table:table-cell>
          <table:table-cell office:value-type="string" office:value="Those women are absorbed in conversation.">
            <text:p>Those women are absorbed in conversation.</text:p>
          </table:table-cell>
          <table:table-cell office:value-type="string" office:value="母は外で友達のお母さんとおしゃべりしてます。">
            <text:p>母は外で友達のお母さんとおしゃべりしてます。</text:p>
          </table:table-cell>
          <table:table-cell office:value-type="string" office:value="はは は そと で ともだち の おかあさん と おしゃべり してます。">
            <text:p>はは は そと で ともだち の おかあさん と おしゃべり してます。</text:p>
          </table:table-cell>
          <table:table-cell office:value-type="string" office:value="My mother is chatting with my friend's mother outside.">
            <text:p>My mother is chatting with my friend's mother outsid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書">
            <text:p>読書</text:p>
          </table:table-cell>
          <table:table-cell office:value-type="string" office:value="どくしょ">
            <text:p>どくしょ</text:p>
          </table:table-cell>
          <table:table-cell office:value-type="string" office:value="reading books">
            <text:p>reading book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趣味は読書です。">
            <text:p>私の趣味は読書です。</text:p>
          </table:table-cell>
          <table:table-cell office:value-type="string" office:value="わたし の しゅみ は どくしょ です。">
            <text:p>わたし の しゅみ は どくしょ です。</text:p>
          </table:table-cell>
          <table:table-cell office:value-type="string" office:value="My hobby is reading.">
            <text:p>My hobby is reading.</text:p>
          </table:table-cell>
          <table:table-cell office:value-type="string" office:value="秋は読書の季節と言われています。">
            <text:p>秋は読書の季節と言われています。</text:p>
          </table:table-cell>
          <table:table-cell office:value-type="string" office:value="あき は どくしょ の きせつ と いわれて います。">
            <text:p>あき は どくしょ の きせつ と いわれて います。</text:p>
          </table:table-cell>
          <table:table-cell office:value-type="string" office:value="Fall is said to be a season for reading.">
            <text:p>Fall is said to be a season for read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寒気">
            <text:p>寒気</text:p>
          </table:table-cell>
          <table:table-cell office:value-type="string" office:value="さむけ">
            <text:p>さむけ</text:p>
          </table:table-cell>
          <table:table-cell office:value-type="string" office:value="chill">
            <text:p>chi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何だか寒気がします。">
            <text:p>何だか寒気がします。</text:p>
          </table:table-cell>
          <table:table-cell office:value-type="string" office:value="なんだか さむけ が します。">
            <text:p>なんだか さむけ が します。</text:p>
          </table:table-cell>
          <table:table-cell office:value-type="string" office:value="I feel chilly somehow.">
            <text:p>I feel chilly somehow.</text:p>
          </table:table-cell>
          <table:table-cell office:value-type="string" office:value="昨日は熱が高くて寒気がしました。">
            <text:p>昨日は熱が高くて寒気がしました。</text:p>
          </table:table-cell>
          <table:table-cell office:value-type="string" office:value="きのう は ねつ が たかくて さむけ が しました。">
            <text:p>きのう は ねつ が たかくて さむけ が しました。</text:p>
          </table:table-cell>
          <table:table-cell office:value-type="string" office:value="Yesterday I had a high fever and the chills.">
            <text:p>Yesterday I had a high fever and the chill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焼け">
            <text:p>夕焼け</text:p>
          </table:table-cell>
          <table:table-cell office:value-type="string" office:value="ゆうやけ">
            <text:p>ゆうやけ</text:p>
          </table:table-cell>
          <table:table-cell office:value-type="string" office:value="sunset glow">
            <text:p>sunset g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夕焼けがきれいです。">
            <text:p>今日は夕焼けがきれいです。</text:p>
          </table:table-cell>
          <table:table-cell office:value-type="string" office:value="きょう は ゆうやけ が きれい です。">
            <text:p>きょう は ゆうやけ が きれい です。</text:p>
          </table:table-cell>
          <table:table-cell office:value-type="string" office:value="The sunset glow is beautiful today.">
            <text:p>The sunset glow is beautiful today.</text:p>
          </table:table-cell>
          <table:table-cell office:value-type="string" office:value="夕焼けで富士山が赤く見えた。">
            <text:p>夕焼けで富士山が赤く見えた。</text:p>
          </table:table-cell>
          <table:table-cell office:value-type="string" office:value="ゆうやけ で ふじさん が あかく みえた。">
            <text:p>ゆうやけ で ふじさん が あかく みえた。</text:p>
          </table:table-cell>
          <table:table-cell office:value-type="string" office:value="Mt. Fuji looked red in the sunset.">
            <text:p>Mt. Fuji looked red in the sunse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痛める">
            <text:p>痛める</text:p>
          </table:table-cell>
          <table:table-cell office:value-type="string" office:value="いためる">
            <text:p>いためる</text:p>
          </table:table-cell>
          <table:table-cell office:value-type="string" office:value="damage, hurt">
            <text:p>damage, hu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柔道で腰を痛めたんだ。">
            <text:p>彼は柔道で腰を痛めたんだ。</text:p>
          </table:table-cell>
          <table:table-cell office:value-type="string" office:value="かれ は じゅうどう で こし を いためた ん だ 。">
            <text:p>かれ は じゅうどう で こし を いためた ん だ 。</text:p>
          </table:table-cell>
          <table:table-cell office:value-type="string" office:value="He hurt his lower back doing judo.">
            <text:p>He hurt his lower back doing judo.</text:p>
          </table:table-cell>
          <table:table-cell office:value-type="string" office:value="スキーでひざを痛めました。">
            <text:p>スキーでひざを痛めました。</text:p>
          </table:table-cell>
          <table:table-cell office:value-type="string" office:value="スキー で ひざ を いためました。">
            <text:p>スキー で ひざ を いためました。</text:p>
          </table:table-cell>
          <table:table-cell office:value-type="string" office:value="I hurt my knee when skiing.">
            <text:p>I hurt my knee when ski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すぐったい">
            <text:p>くすぐったい</text:p>
          </table:table-cell>
          <table:table-cell office:value-type="string" office:value="くすぐったい">
            <text:p>くすぐったい</text:p>
          </table:table-cell>
          <table:table-cell office:value-type="string" office:value="ticklish">
            <text:p>ticklish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犬に顔をなめられてくすぐったいよ。">
            <text:p>犬に顔をなめられてくすぐったいよ。</text:p>
          </table:table-cell>
          <table:table-cell office:value-type="string" office:value="いぬ に かお を なめられて くすぐったい よ。">
            <text:p>いぬ に かお を なめられて くすぐったい よ。</text:p>
          </table:table-cell>
          <table:table-cell office:value-type="string" office:value="It tickles to have my face licked by a dog.">
            <text:p>It tickles to have my face licked by a dog.</text:p>
          </table:table-cell>
          <table:table-cell office:value-type="string" office:value="くすぐったいから足の裏を触らないで。">
            <text:p>くすぐったいから足の裏を触らないで。</text:p>
          </table:table-cell>
          <table:table-cell office:value-type="string" office:value="くすぐったい から あし の うら を さわらないで。">
            <text:p>くすぐったい から あし の うら を さわらないで。</text:p>
          </table:table-cell>
          <table:table-cell office:value-type="string" office:value="Don't touch my soles because it tickles.">
            <text:p>Don't touch my soles because it tickle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泥棒">
            <text:p>泥棒</text:p>
          </table:table-cell>
          <table:table-cell office:value-type="string" office:value="どろぼう">
            <text:p>どろぼう</text:p>
          </table:table-cell>
          <table:table-cell office:value-type="string" office:value="thief, burglar">
            <text:p>thief, burgla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近所に泥棒が入った。">
            <text:p>近所に泥棒が入った。</text:p>
          </table:table-cell>
          <table:table-cell office:value-type="string" office:value="きんじょ に どろぼう が はいった。">
            <text:p>きんじょ に どろぼう が はいった。</text:p>
          </table:table-cell>
          <table:table-cell office:value-type="string" office:value="There was a burglary in the neighborhood.">
            <text:p>There was a burglary in the neighborhood.</text:p>
          </table:table-cell>
          <table:table-cell office:value-type="string" office:value="泥棒にカーナビを盗まれました。">
            <text:p>泥棒にカーナビを盗まれました。</text:p>
          </table:table-cell>
          <table:table-cell office:value-type="string" office:value="どろぼう に カーナビ を ぬすまれました。">
            <text:p>どろぼう に カーナビ を ぬすまれました。</text:p>
          </table:table-cell>
          <table:table-cell office:value-type="string" office:value="My car navigation system was stolen by a thief.">
            <text:p>My car navigation system was stolen by a thief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襖">
            <text:p>襖</text:p>
          </table:table-cell>
          <table:table-cell office:value-type="string" office:value="ふすま">
            <text:p>ふすま</text:p>
          </table:table-cell>
          <table:table-cell office:value-type="string" office:value="paper sliding door">
            <text:p>paper sliding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襖を閉めてください。">
            <text:p>襖を閉めてください。</text:p>
          </table:table-cell>
          <table:table-cell office:value-type="string" office:value="ふすま を しめて ください。">
            <text:p>ふすま を しめて ください。</text:p>
          </table:table-cell>
          <table:table-cell office:value-type="string" office:value="Please close the paper sliding door.">
            <text:p>Please close the paper sliding door.</text:p>
          </table:table-cell>
          <table:table-cell office:value-type="string" office:value="蹴ったら襖が破れてしまいました。">
            <text:p>蹴ったら襖が破れてしまいました。</text:p>
          </table:table-cell>
          <table:table-cell office:value-type="string" office:value="けったら ふすま が やぶれて しまいました。">
            <text:p>けったら ふすま が やぶれて しまいました。</text:p>
          </table:table-cell>
          <table:table-cell office:value-type="string" office:value="The paper sliding door broke when I kicked it.">
            <text:p>The paper sliding door broke when I kicked i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人">
            <text:p>美人</text:p>
          </table:table-cell>
          <table:table-cell office:value-type="string" office:value="びじん">
            <text:p>びじん</text:p>
          </table:table-cell>
          <table:table-cell office:value-type="string" office:value="beautiful woman">
            <text:p>beautiful 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お母さんは美人です。">
            <text:p>彼のお母さんは美人です。</text:p>
          </table:table-cell>
          <table:table-cell office:value-type="string" office:value="かれ の おかあさん は びじん です。">
            <text:p>かれ の おかあさん は びじん です。</text:p>
          </table:table-cell>
          <table:table-cell office:value-type="string" office:value="His mother's a beautiful woman.">
            <text:p>His mother's a beautiful woman.</text:p>
          </table:table-cell>
          <table:table-cell office:value-type="string" office:value="彼は美人さんが大好きです。">
            <text:p>彼は美人さんが大好きです。</text:p>
          </table:table-cell>
          <table:table-cell office:value-type="string" office:value="かれ は びじん さん が だいすき です。">
            <text:p>かれ は びじん さん が だいすき です。</text:p>
          </table:table-cell>
          <table:table-cell office:value-type="string" office:value="He loves beautiful women.">
            <text:p>He loves beautiful wome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イプライター">
            <text:p>タイプライター</text:p>
          </table:table-cell>
          <table:table-cell office:value-type="string" office:value="タイプライター">
            <text:p>タイプライター</text:p>
          </table:table-cell>
          <table:table-cell office:value-type="string" office:value="typewriter">
            <text:p>typewri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古いタイプライターを持っています。">
            <text:p>母は古いタイプライターを持っています。</text:p>
          </table:table-cell>
          <table:table-cell office:value-type="string" office:value="はは は ふるい タイプライター を もって います。">
            <text:p>はは は ふるい タイプライター を もって います。</text:p>
          </table:table-cell>
          <table:table-cell office:value-type="string" office:value="My mother has an old typewriter.">
            <text:p>My mother has an old typewriter.</text:p>
          </table:table-cell>
          <table:table-cell office:value-type="string" office:value="今、タイプライターを使っている人はほとんどいません。">
            <text:p>今、タイプライターを使っている人はほとんどいません。</text:p>
          </table:table-cell>
          <table:table-cell office:value-type="string" office:value="いま、 タイプライター を つかって いる ひと は ほとんど いません。">
            <text:p>いま、 タイプライター を つかって いる ひと は ほとんど いません。</text:p>
          </table:table-cell>
          <table:table-cell office:value-type="string" office:value="There is almost no one who uses a typewriter now.">
            <text:p>There is almost no one who uses a typewriter now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イプライター">
            <text:p>タイプライター</text:p>
          </table:table-cell>
          <table:table-cell office:value-type="string" office:value="タイプライター">
            <text:p>タイプライター</text:p>
          </table:table-cell>
          <table:table-cell office:value-type="string" office:value="typewriter">
            <text:p>typewri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古いタイプライターを持っています。">
            <text:p>母は古いタイプライターを持っています。</text:p>
          </table:table-cell>
          <table:table-cell office:value-type="string" office:value="はは は ふるい タイプライター を もって います。">
            <text:p>はは は ふるい タイプライター を もって います。</text:p>
          </table:table-cell>
          <table:table-cell office:value-type="string" office:value="My mother has an old typewriter.">
            <text:p>My mother has an old typewriter.</text:p>
          </table:table-cell>
          <table:table-cell office:value-type="string" office:value="今、タイプライターを使っている人はほとんどいません。">
            <text:p>今、タイプライターを使っている人はほとんどいません。</text:p>
          </table:table-cell>
          <table:table-cell office:value-type="string" office:value="いま、 タイプライター を つかって いる ひと は ほとんど いません。">
            <text:p>いま、 タイプライター を つかって いる ひと は ほとんど いません。</text:p>
          </table:table-cell>
          <table:table-cell office:value-type="string" office:value="There is almost no one who uses a typewriter now.">
            <text:p>There is almost no one who uses a typewriter now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